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9fc5e8" fo:padding="0.0694in" fo:border="1pt solid #000000">
        <style:background-image/>
      </style:table-cell-properties>
    </style:style>
    <style:style style:name="Table2.A2" style:family="table-cell">
      <style:table-cell-properties style:vertical-align="" fo:background-color="#cfe2f3" fo:padding="0.0694in" fo:border="1pt solid #000000">
        <style:background-image/>
      </style:table-cell-properties>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efefef" fo:padding="0.0694in" fo:border="1pt solid #000000">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9fc5e8" fo:padding="0.0694in" fo:border="1pt solid #000000">
        <style:background-image/>
      </style:table-cell-properties>
    </style:style>
    <style:style style:name="Table4.A2" style:family="table-cell">
      <style:table-cell-properties style:vertical-align="" fo:background-color="#cfe2f3" fo:padding="0.0694in" fo:border="1pt solid #000000">
        <style:background-image/>
      </style:table-cell-properties>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9fc5e8" fo:padding="0.0694in" fo:border="1pt solid #000000">
        <style:background-image/>
      </style:table-cell-properties>
    </style:style>
    <style:style style:name="Table5.A2" style:family="table-cell">
      <style:table-cell-properties style:vertical-align="" fo:background-color="#cfe2f3" fo:padding="0.0694in" fo:border="1pt solid #000000">
        <style:background-image/>
      </style:table-cell-properties>
    </style:style>
    <style:style style:name="Table6" style:family="table">
      <style:table-properties style:width="6.2701in" fo:margin-left="0in" fo:margin-top="0in" fo:margin-bottom="0in"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efefef" fo:padding="0.0694in" fo:border="1pt solid #000000">
        <style:background-image/>
      </style:table-cell-properties>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9fc5e8" fo:padding="0.0694in" fo:border="1pt solid #000000">
        <style:background-image/>
      </style:table-cell-properties>
    </style:style>
    <style:style style:name="Table7.A2" style:family="table-cell">
      <style:table-cell-properties style:vertical-align="" fo:background-color="#cfe2f3" fo:padding="0.0694in" fo:border="1pt solid #000000">
        <style:background-image/>
      </style:table-cell-properties>
    </style:style>
    <style:style style:name="Table8" style:family="table">
      <style:table-properties style:width="6.2701in" fo:margin-left="0in" fo:margin-top="0in" fo:margin-bottom="0in"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efefef" fo:padding="0.0694in" fo:border="1pt solid #000000">
        <style:background-image/>
      </style:table-cell-properties>
    </style:style>
    <style:style style:name="Table9" style:family="table">
      <style:table-properties style:width="6.2701in" fo:margin-left="0in" fo:margin-top="0in" fo:margin-bottom="0in"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9fc5e8" fo:padding="0.0694in" fo:border="1pt solid #000000">
        <style:background-image/>
      </style:table-cell-properties>
    </style:style>
    <style:style style:name="Table9.A2" style:family="table-cell">
      <style:table-cell-properties style:vertical-align="" fo:background-color="#cfe2f3" fo:padding="0.0694in" fo:border="1pt solid #000000">
        <style:background-image/>
      </style:table-cell-properties>
    </style:style>
    <style:style style:name="Table10" style:family="table">
      <style:table-properties style:width="6.2701in" fo:margin-left="0in" fo:margin-top="0in" fo:margin-bottom="0in"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efefef" fo:padding="0.0694in" fo:border="1pt solid #000000">
        <style:background-image/>
      </style:table-cell-properties>
    </style:style>
    <style:style style:name="Table11" style:family="table">
      <style:table-properties style:width="6.2701in" fo:margin-left="0in" fo:margin-top="0in" fo:margin-bottom="0in"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9fc5e8" fo:padding="0.0694in" fo:border="1pt solid #000000">
        <style:background-image/>
      </style:table-cell-properties>
    </style:style>
    <style:style style:name="Table11.A2" style:family="table-cell">
      <style:table-cell-properties style:vertical-align="" fo:background-color="#cfe2f3" fo:padding="0.0694in" fo:border="1pt solid #000000">
        <style:background-image/>
      </style:table-cell-properties>
    </style:style>
    <style:style style:name="Table12" style:family="table">
      <style:table-properties style:width="6.2701in" fo:margin-left="0in" fo:margin-top="0in" fo:margin-bottom="0in"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9fc5e8" fo:padding="0.0694in" fo:border="1pt solid #000000">
        <style:background-image/>
      </style:table-cell-properties>
    </style:style>
    <style:style style:name="Table12.A2" style:family="table-cell">
      <style:table-cell-properties style:vertical-align="" fo:background-color="#cfe2f3" fo:padding="0.0694in" fo:border="1pt solid #000000">
        <style:background-image/>
      </style:table-cell-properties>
    </style:style>
    <style:style style:name="Table13" style:family="table">
      <style:table-properties style:width="6.2701in" fo:margin-left="0in" fo:margin-top="0in" fo:margin-bottom="0in"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efefef" fo:padding="0.0694in" fo:border="1pt solid #000000">
        <style:background-image/>
      </style:table-cell-properties>
    </style:style>
    <style:style style:name="Table14" style:family="table">
      <style:table-properties style:width="6.2701in" fo:margin-left="0in" fo:margin-top="0in" fo:margin-bottom="0in"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efefef" fo:padding="0.0694in" fo:border="1pt solid #000000">
        <style:background-image/>
      </style:table-cell-properties>
    </style:style>
    <style:style style:name="Table15" style:family="table">
      <style:table-properties style:width="6.2701in" fo:margin-left="0in" fo:margin-top="0in" fo:margin-bottom="0in"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efefef"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Roboto Mono" fo:font-size="9pt" style:font-name-asian="Roboto Mono1" style:font-size-asian="9pt" style:font-name-complex="Roboto Mono1" style:font-size-complex="9pt"/>
    </style:style>
    <style:style style:name="P4" style:family="paragraph" style:parent-style-name="Standard">
      <style:paragraph-properties fo:text-align="justify" style:justify-single-word="false"/>
      <style:text-properties style:font-name="Roboto Mono" style:font-name-asian="Roboto Mono1" style:font-name-complex="Roboto Mono1"/>
    </style:style>
    <style:style style:name="P5" style:family="paragraph" style:parent-style-name="Standard">
      <style:paragraph-properties fo:text-align="center" style:justify-single-word="false"/>
      <style:text-properties fo:color="#666666" fo:font-size="8pt" style:font-size-asian="8pt" style:font-size-complex="8pt"/>
    </style:style>
    <style:style style:name="P6" style:family="paragraph" style:parent-style-name="Standard">
      <style:paragraph-properties fo:text-align="start" style:justify-single-word="false"/>
      <style:text-properties fo:color="#666666" fo:font-size="8pt" style:font-size-asian="8pt" style:font-size-complex="8pt"/>
    </style:style>
    <style:style style:name="P7" style:family="paragraph" style:parent-style-name="Standard">
      <style:paragraph-properties fo:text-align="end" style:justify-single-word="false"/>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top="0.1665in" fo:margin-bottom="0.1665in" loext:contextual-spacing="false" fo:line-height="100%" fo:text-align="justify" style:justify-single-word="false"/>
    </style:style>
    <style:style style:name="P10" style:family="paragraph" style:parent-style-name="Standard">
      <style:paragraph-properties fo:margin-top="0.1665in" fo:margin-bottom="0.1665in" loext:contextual-spacing="false" fo:line-height="100%" fo:text-align="justify" style:justify-single-word="false"/>
      <style:text-properties fo:font-size="10pt" style:font-size-asian="10pt" style:font-size-complex="10pt"/>
    </style:style>
    <style:style style:name="P11" style:family="paragraph" style:parent-style-name="Standard">
      <style:paragraph-properties fo:margin-top="0.1665in" fo:margin-bottom="0.1665in" loext:contextual-spacing="false" fo:line-height="100%" fo:text-align="justify" style:justify-single-word="false"/>
      <style:text-properties style:font-name="Roboto Mono" style:font-name-asian="Roboto Mono1" style:font-name-complex="Roboto Mono1"/>
    </style:style>
    <style:style style:name="P12" style:family="paragraph" style:parent-style-name="Standard" style:list-style-name="WWNum33">
      <style:paragraph-properties fo:margin-left="0.5in" fo:margin-right="0in" fo:margin-top="0.1665in" fo:margin-bottom="0in" loext:contextual-spacing="false" fo:line-height="100%" fo:text-align="justify" style:justify-single-word="false" fo:text-indent="-0.25in" style:auto-text-indent="false"/>
    </style:style>
    <style:style style:name="P13"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30">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16">
      <style:paragraph-properties fo:margin-left="0.5in" fo:margin-right="0in" fo:margin-top="0.1665in" fo:margin-bottom="0in" loext:contextual-spacing="false" fo:line-height="100%" fo:text-align="justify" style:justify-single-word="false" fo:text-indent="-0.25in" style:auto-text-indent="false"/>
    </style:style>
    <style:style style:name="P17" style:family="paragraph" style:parent-style-name="Standard" style:list-style-name="WWNum12">
      <style:paragraph-properties fo:margin-left="0.5in" fo:margin-right="0in" fo:margin-top="0.1665in" fo:margin-bottom="0in" loext:contextual-spacing="false" fo:line-height="100%" fo:text-align="justify" style:justify-single-word="false" fo:text-indent="-0.25in" style:auto-text-indent="false"/>
    </style:style>
    <style:style style:name="P18" style:family="paragraph" style:parent-style-name="Standard" style:list-style-name="WWNum14">
      <style:paragraph-properties fo:margin-left="0.5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25">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22">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34">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9">
      <style:paragraph-properties fo:margin-left="0.5in" fo:margin-right="0in" fo:margin-top="0.1665in" fo:margin-bottom="0in" loext:contextual-spacing="false" fo:line-height="100%" fo:text-align="justify" style:justify-single-word="false" fo:text-indent="-0.25in" style:auto-text-indent="false"/>
    </style:style>
    <style:style style:name="P27" style:family="paragraph" style:parent-style-name="Standard" style:list-style-name="WWNum28">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31" style:family="paragraph" style:parent-style-name="Standard" style:list-style-name="WWNum17">
      <style:paragraph-properties fo:margin-left="0.5in" fo:margin-right="0in" fo:margin-top="0.1665in" fo:margin-bottom="0in" loext:contextual-spacing="false" fo:line-height="100%" fo:text-align="justify" style:justify-single-word="false" fo:text-indent="-0.25in" style:auto-text-indent="false"/>
    </style:style>
    <style:style style:name="P32"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33">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30">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46"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style:style>
    <style:style style:name="P48" style:family="paragraph" style:parent-style-name="Standard" style:list-style-name="WWNum28">
      <style:paragraph-properties fo:margin-left="0.5in" fo:margin-right="0in" fo:margin-top="0in" fo:margin-bottom="0in" loext:contextual-spacing="false" fo:line-height="100%" fo:text-align="justify" style:justify-single-word="false" fo:text-indent="-0.25in" style:auto-text-indent="false"/>
    </style:style>
    <style:style style:name="P49"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50"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51"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52"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33">
      <style:paragraph-properties fo:margin-left="0.5in" fo:margin-right="0in" fo:margin-top="0in" fo:margin-bottom="0.1665in" loext:contextual-spacing="false" fo:line-height="100%" fo:text-align="justify" style:justify-single-word="false" fo:text-indent="-0.25in" style:auto-text-indent="false"/>
    </style:style>
    <style:style style:name="P57"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58"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59" style:family="paragraph" style:parent-style-name="Standard" style:list-style-name="WWNum30">
      <style:paragraph-properties fo:margin-left="0.5in" fo:margin-right="0in" fo:margin-top="0in" fo:margin-bottom="0.1665in" loext:contextual-spacing="false" fo:line-height="100%" fo:text-align="justify" style:justify-single-word="false" fo:text-indent="-0.25in" style:auto-text-indent="false"/>
    </style:style>
    <style:style style:name="P60" style:family="paragraph" style:parent-style-name="Standard" style:list-style-name="WWNum16">
      <style:paragraph-properties fo:margin-left="0.5in" fo:margin-right="0in" fo:margin-top="0in" fo:margin-bottom="0.1665in" loext:contextual-spacing="false" fo:line-height="100%" fo:text-align="justify" style:justify-single-word="false" fo:text-indent="-0.25in" style:auto-text-indent="false"/>
    </style:style>
    <style:style style:name="P61" style:family="paragraph" style:parent-style-name="Standard" style:list-style-name="WWNum12">
      <style:paragraph-properties fo:margin-left="0.5in" fo:margin-right="0in" fo:margin-top="0in" fo:margin-bottom="0.1665in" loext:contextual-spacing="false" fo:line-height="100%" fo:text-align="justify" style:justify-single-word="false" fo:text-indent="-0.25in" style:auto-text-indent="false"/>
    </style:style>
    <style:style style:name="P62" style:family="paragraph" style:parent-style-name="Standard" style:list-style-name="WWNum14">
      <style:paragraph-properties fo:margin-left="0.5in" fo:margin-right="0in" fo:margin-top="0in" fo:margin-bottom="0.1665in" loext:contextual-spacing="false" fo:line-height="100%" fo:text-align="justify" style:justify-single-word="false" fo:text-indent="-0.25in" style:auto-text-indent="false"/>
    </style:style>
    <style:style style:name="P63"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64" style:family="paragraph" style:parent-style-name="Standard" style:list-style-name="WWNum25">
      <style:paragraph-properties fo:margin-left="0.5in" fo:margin-right="0in" fo:margin-top="0in" fo:margin-bottom="0.1665in" loext:contextual-spacing="false" fo:line-height="100%" fo:text-align="justify" style:justify-single-word="false" fo:text-indent="-0.25in" style:auto-text-indent="false"/>
    </style:style>
    <style:style style:name="P65"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66"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67" style:family="paragraph" style:parent-style-name="Standard" style:list-style-name="WWNum22">
      <style:paragraph-properties fo:margin-left="0.5in" fo:margin-right="0in" fo:margin-top="0in" fo:margin-bottom="0.1665in" loext:contextual-spacing="false" fo:line-height="100%" fo:text-align="justify" style:justify-single-word="false" fo:text-indent="-0.25in" style:auto-text-indent="false"/>
    </style:style>
    <style:style style:name="P68" style:family="paragraph" style:parent-style-name="Standard" style:list-style-name="WWNum34">
      <style:paragraph-properties fo:margin-left="0.5in" fo:margin-right="0in" fo:margin-top="0in" fo:margin-bottom="0.1665in" loext:contextual-spacing="false" fo:line-height="100%" fo:text-align="justify" style:justify-single-word="false" fo:text-indent="-0.25in" style:auto-text-indent="false"/>
    </style:style>
    <style:style style:name="P69"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70"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71"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72" style:family="paragraph" style:parent-style-name="Standard" style:list-style-name="WWNum17">
      <style:paragraph-properties fo:margin-left="0.5in" fo:margin-right="0in" fo:margin-top="0in" fo:margin-bottom="0.1665in" loext:contextual-spacing="false" fo:line-height="100%" fo:text-align="justify" style:justify-single-word="false" fo:text-indent="-0.25in" style:auto-text-indent="false"/>
    </style:style>
    <style:style style:name="P7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79" style:family="paragraph" style:parent-style-name="Standard" style:list-style-name="WWNum19">
      <style:paragraph-properties fo:margin-left="0.5in" fo:margin-right="0in" fo:margin-top="0.1665in" fo:margin-bottom="0.1665in" loext:contextual-spacing="false" fo:line-height="100%" fo:text-indent="-0.25in" style:auto-text-indent="false"/>
    </style:style>
    <style:style style:name="P80" style:family="paragraph" style:parent-style-name="Standard" style:list-style-name="WWNum26">
      <style:paragraph-properties fo:margin-left="0.5in" fo:margin-right="0in" fo:margin-top="0.1665in" fo:margin-bottom="0.1665in" loext:contextual-spacing="false" fo:line-height="100%" fo:text-indent="-0.25in" style:auto-text-indent="false"/>
    </style:style>
    <style:style style:name="P81" style:family="paragraph" style:parent-style-name="Standard" style:list-style-name="WWNum31">
      <style:paragraph-properties fo:margin-left="0.5in" fo:margin-right="0in" fo:margin-top="0.1665in" fo:margin-bottom="0.1665in" loext:contextual-spacing="false" fo:line-height="100%" fo:text-indent="-0.25in" style:auto-text-indent="false"/>
    </style:style>
    <style:style style:name="P82"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83" style:family="paragraph" style:parent-style-name="Standard" style:list-style-name="WWNum29">
      <style:paragraph-properties fo:margin-left="0.5in" fo:margin-right="0in" fo:margin-top="0.1665in" fo:margin-bottom="0.1665in" loext:contextual-spacing="false" fo:line-height="100%" fo:text-indent="-0.25in" style:auto-text-indent="false"/>
    </style:style>
    <style:style style:name="P84" style:family="paragraph" style:parent-style-name="Standard" style:list-style-name="WWNum21">
      <style:paragraph-properties fo:margin-left="0.5in" fo:margin-right="0in" fo:text-align="justify" style:justify-single-word="false" fo:text-indent="-0.25in" style:auto-text-indent="false"/>
    </style:style>
    <style:style style:name="P8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8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8"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9"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90" style:family="paragraph" style:parent-style-name="Standard" style:list-style-name="WWNum27">
      <style:paragraph-properties fo:margin-left="1in" fo:margin-right="0in" fo:margin-top="0in" fo:margin-bottom="0in" loext:contextual-spacing="false" fo:line-height="100%" fo:text-indent="-0.25in" style:auto-text-indent="false"/>
    </style:style>
    <style:style style:name="P91" style:family="paragraph" style:parent-style-name="Standard" style:list-style-name="WWNum2">
      <style:paragraph-properties fo:margin-left="1in" fo:margin-right="0in" fo:margin-top="0in" fo:margin-bottom="0in" loext:contextual-spacing="false" fo:line-height="100%" fo:text-align="justify" style:justify-single-word="false" fo:text-indent="-0.25in" style:auto-text-indent="false"/>
    </style:style>
    <style:style style:name="P92" style:family="paragraph" style:parent-style-name="Standard" style:list-style-name="WWNum9">
      <style:paragraph-properties fo:margin-left="1in" fo:margin-right="0in" fo:margin-top="0in" fo:margin-bottom="0in" loext:contextual-spacing="false" fo:line-height="100%" fo:text-align="justify" style:justify-single-word="false" fo:text-indent="-0.25in" style:auto-text-indent="false"/>
    </style:style>
    <style:style style:name="P93" style:family="paragraph" style:parent-style-name="Standard" style:list-style-name="WWNum28">
      <style:paragraph-properties fo:margin-left="1in" fo:margin-right="0in" fo:margin-top="0in" fo:margin-bottom="0in" loext:contextual-spacing="false" fo:line-height="100%" fo:text-align="justify" style:justify-single-word="false" fo:text-indent="-0.25in" style:auto-text-indent="false"/>
    </style:style>
    <style:style style:name="P94" style:family="paragraph" style:parent-style-name="Standard" style:list-style-name="WWNum32">
      <style:paragraph-properties fo:margin-left="1in" fo:margin-right="0in" fo:margin-top="0in" fo:margin-bottom="0in" loext:contextual-spacing="false" fo:line-height="100%" fo:text-indent="-0.25in" style:auto-text-indent="false"/>
    </style:style>
    <style:style style:name="P95"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96" style:family="paragraph" style:parent-style-name="Standard" style:list-style-name="WWNum27">
      <style:paragraph-properties fo:margin-left="1in" fo:margin-right="0in" fo:margin-top="0in" fo:margin-bottom="0.1665in" loext:contextual-spacing="false" fo:line-height="100%" fo:text-indent="-0.25in" style:auto-text-indent="false"/>
    </style:style>
    <style:style style:name="P97" style:family="paragraph" style:parent-style-name="Standard" style:list-style-name="WWNum2">
      <style:paragraph-properties fo:margin-left="1in" fo:margin-right="0in" fo:margin-top="0in" fo:margin-bottom="0.1665in" loext:contextual-spacing="false" fo:line-height="100%" fo:text-align="justify" style:justify-single-word="false" fo:text-indent="-0.25in" style:auto-text-indent="false"/>
    </style:style>
    <style:style style:name="P98" style:family="paragraph" style:parent-style-name="Standard" style:list-style-name="WWNum9">
      <style:paragraph-properties fo:margin-left="1in" fo:margin-right="0in" fo:margin-top="0in" fo:margin-bottom="0.1665in" loext:contextual-spacing="false" fo:line-height="100%" fo:text-align="justify" style:justify-single-word="false" fo:text-indent="-0.25in" style:auto-text-indent="false"/>
    </style:style>
    <style:style style:name="P99" style:family="paragraph" style:parent-style-name="Standard" style:list-style-name="WWNum28">
      <style:paragraph-properties fo:margin-left="1in" fo:margin-right="0in" fo:margin-top="0in" fo:margin-bottom="0.1665in" loext:contextual-spacing="false" fo:line-height="100%" fo:text-align="justify" style:justify-single-word="false" fo:text-indent="-0.25in" style:auto-text-indent="false"/>
    </style:style>
    <style:style style:name="P100"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style>
    <style:style style:name="P10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02" style:family="paragraph" style:parent-style-name="Standard" style:list-style-name="WWNum2">
      <style:paragraph-properties fo:margin-left="1.5in" fo:margin-right="0in" fo:margin-top="0in" fo:margin-bottom="0in" loext:contextual-spacing="false" fo:line-height="100%" fo:text-align="justify" style:justify-single-word="false" fo:text-indent="-0.25in" style:auto-text-indent="false"/>
    </style:style>
    <style:style style:name="P103"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04" style:family="paragraph" style:parent-style-name="Heading_20_3">
      <style:paragraph-properties fo:margin-top="0.1945in" fo:margin-bottom="0.0555in" loext:contextual-spacing="false" fo:line-height="100%" fo:text-align="justify" style:justify-single-word="false" fo:keep-together="auto" fo:keep-with-next="auto"/>
      <style:text-properties fo:color="#000000" fo:font-size="13pt" fo:font-weight="bold" style:font-size-asian="13pt" style:font-weight-asian="bold" style:font-size-complex="13pt"/>
    </style:style>
    <style:style style:name="P105" style:family="paragraph" style:parent-style-name="Heading_20_3">
      <style:paragraph-properties fo:margin-top="0.1945in" fo:margin-bottom="0.0555in" loext:contextual-spacing="false" fo:line-height="100%" fo:text-align="justify" style:justify-single-word="false" fo:keep-together="auto" fo:keep-with-next="auto"/>
      <style:text-properties fo:color="#000000"/>
    </style:style>
    <style:style style:name="P106" style:family="paragraph" style:parent-style-name="Heading_20_3">
      <style:paragraph-properties fo:margin-top="0.1945in" fo:margin-bottom="0.0555in" loext:contextual-spacing="false" fo:line-height="100%" fo:text-align="justify" style:justify-single-word="false" fo:keep-together="auto" fo:keep-with-next="auto"/>
    </style:style>
    <style:style style:name="P107" style:family="paragraph" style:parent-style-name="Heading_20_3">
      <style:paragraph-properties fo:margin-top="0.1945in" fo:margin-bottom="0.0555in" loext:contextual-spacing="false" fo:line-height="100%" fo:text-align="justify" style:justify-single-word="false" fo:keep-together="auto" fo:break-before="page" fo:keep-with-next="auto"/>
    </style:style>
    <style:style style:name="P108" style:family="paragraph" style:parent-style-name="Heading_20_3">
      <style:paragraph-properties fo:margin-left="0in" fo:margin-right="0in" fo:margin-top="0.1945in" fo:margin-bottom="0.0555in" loext:contextual-spacing="false" fo:line-height="100%" fo:text-align="justify" style:justify-single-word="false" fo:keep-together="auto" fo:text-indent="0in" style:auto-text-indent="false" fo:keep-with-next="auto"/>
    </style:style>
    <style:style style:name="P109"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110" style:family="paragraph" style:parent-style-name="Heading_20_4">
      <style:paragraph-properties fo:margin-top="0.1665in" fo:margin-bottom="0.028in" loext:contextual-spacing="false" fo:line-height="100%" fo:text-align="justify" style:justify-single-word="false" fo:keep-together="auto" fo:keep-with-next="auto"/>
    </style:style>
    <style:style style:name="P111" style:family="paragraph" style:parent-style-name="Heading_20_4">
      <style:paragraph-properties fo:margin-top="0.1665in" fo:margin-bottom="0.028in" loext:contextual-spacing="false" fo:line-height="100%" fo:keep-together="auto" fo:keep-with-next="auto"/>
    </style:style>
    <style:style style:name="P112" style:family="paragraph" style:parent-style-name="Heading_20_4">
      <style:paragraph-properties fo:margin-left="0.5in" fo:margin-right="0in" fo:margin-top="0.1665in" fo:margin-bottom="0.028in" loext:contextual-spacing="false" fo:line-height="100%" fo:text-align="justify" style:justify-single-word="false" fo:keep-together="auto" fo:text-indent="-0.25in" style:auto-text-indent="false" fo:keep-with-next="auto"/>
    </style:style>
    <style:style style:name="P113" style:family="paragraph" style:parent-style-name="Heading_20_4">
      <style:paragraph-properties fo:margin-left="0in" fo:margin-right="0in" fo:margin-top="0.1665in" fo:margin-bottom="0.028in" loext:contextual-spacing="false" fo:line-height="100%" fo:text-align="justify" style:justify-single-word="false" fo:keep-together="auto" fo:text-indent="0in" style:auto-text-indent="false" fo:keep-with-next="auto"/>
    </style:style>
    <style:style style:name="P114"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font-weight="bold" style:font-weight-asian="bold"/>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color="#000000" fo:font-size="13pt" fo:font-weight="bold" style:font-size-asian="13pt" style:font-weight-asian="bold" style:font-size-complex="13pt"/>
    </style:style>
    <style:style style:name="T7" style:family="text">
      <style:text-properties fo:color="#000000" fo:font-size="11pt" fo:font-weight="bold" style:font-size-asian="11pt" style:font-weight-asian="bold" style:font-size-complex="11pt"/>
    </style:style>
    <style:style style:name="T8" style:family="text">
      <style:text-properties fo:color="#000000" fo:font-size="12pt" fo:font-weight="bold" style:font-size-asian="12pt" style:font-weight-asian="bold" style:font-size-complex="12pt"/>
    </style:style>
    <style:style style:name="T9" style:family="text">
      <style:text-properties fo:color="#000000" fo:font-size="10pt" fo:font-weight="bold" style:font-size-asian="10pt" style:font-weight-asian="bold" style:font-size-complex="10pt"/>
    </style:style>
    <style:style style:name="T10" style:family="text">
      <style:text-properties fo:color="#000000" style:font-name="Roboto Mono" fo:font-size="11pt" fo:font-weight="bold" style:font-name-asian="Roboto Mono1" style:font-size-asian="11pt" style:font-weight-asian="bold" style:font-name-complex="Roboto Mono1" style:font-size-complex="11pt"/>
    </style:style>
    <style:style style:name="T11" style:family="text">
      <style:text-properties style:font-name="Roboto Mono" fo:font-weight="bold" style:font-name-asian="Roboto Mono1" style:font-weight-asian="bold" style:font-name-complex="Roboto Mono1"/>
    </style:style>
    <style:style style:name="T12" style:family="text">
      <style:text-properties style:font-name="Roboto Mono" style:font-name-asian="Roboto Mono1" style:font-name-complex="Roboto Mono1"/>
    </style:style>
    <style:style style:name="T13" style:family="text">
      <style:text-properties style:font-name="Roboto Mono" fo:font-size="9pt" style:font-name-asian="Roboto Mono1" style:font-size-asian="9pt" style:font-name-complex="Roboto Mono1" style:font-size-complex="9pt"/>
    </style:style>
    <style:style style:name="T14" style:family="text">
      <style:text-properties style:font-name="Roboto Mono" fo:font-size="10pt" style:font-name-asian="Roboto Mono1" style:font-size-asian="10pt" style:font-name-complex="Roboto Mono1" style:font-size-complex="10pt"/>
    </style:style>
    <style:style style:name="T15" style:family="text">
      <style:text-properties style:font-name="Roboto Mono" fo:font-size="10pt" fo:font-weight="bold" style:font-name-asian="Roboto Mono1" style:font-size-asian="10pt" style:font-weight-asian="bold" style:font-name-complex="Roboto Mono1" style:font-size-complex="10pt"/>
    </style:style>
    <style:style style:name="T16" style:family="text">
      <style:text-properties fo:font-size="9pt" style:font-size-asian="9pt" style:font-size-complex="9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style>
    <style:style style:name="T19" style:family="text">
      <style:text-properties fo:font-size="12pt" fo:font-weight="bold" style:font-size-asian="12pt" style:font-weight-asian="bold" style:font-size-complex="12pt"/>
    </style:style>
    <style:style style:name="T20" style:family="text">
      <style:text-properties fo:font-size="8pt" style:font-size-asian="8pt" style:font-size-complex="8pt"/>
    </style:style>
    <style:style style:name="T21" style:family="text">
      <style:text-properties fo:font-size="13pt" fo:font-weight="bold" style:font-size-asian="13pt" style:font-weight-asian="bold" style:font-size-complex="13pt"/>
    </style:style>
    <style:style style:name="T22" style:family="text">
      <style:text-properties fo:font-size="7pt" style:font-size-asian="7pt" style:font-size-complex="7pt"/>
    </style:style>
    <style:style style:name="T23" style:family="text">
      <style:text-properties fo:color="#1155cc" style:text-underline-style="solid" style:text-underline-width="auto" style:text-underline-color="font-color"/>
    </style:style>
    <style:style style:name="T24" style:family="text">
      <style:text-properties fo:color="#666666" fo:font-size="9pt" style:font-size-asian="9pt" style:font-size-complex="9pt"/>
    </style:style>
    <style:style style:name="T25" style:family="text">
      <style:text-properties fo:color="#666666" fo:font-size="8pt" style:font-size-asian="8pt" style:font-size-complex="8pt"/>
    </style:style>
    <style:style style:name="T26" style:family="text">
      <style:text-properties fo:color="#666666" fo:font-size="7pt" style:font-size-asian="7pt" style:font-size-complex="7pt"/>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bookmark text:name="_221x0xeuruqe"/><text:span text:style-name="T1">MÓDULO PROFESIONAL: PROGRAMACIÓN DE SERVICIOS Y PROCESOS</text:span></text:p>
      <text:p text:style-name="P109"><text:bookmark text:name="_rcj1vq50exkv"/><text:span text:style-name="T2">Unidad de Trabajo 1: Introducción a la Programación Concurrente</text:span></text:p>
      <text:p text:style-name="P9"><text:span text:style-name="T3">Duración:</text:span> 32 horas<text:line-break/><text:span text:style-name="T3">Fechas:</text:span> 11/09/2024 - 31/10/2024<text:line-break/><text:span text:style-name="T3">Objetivos de la unidad:</text:span></text:p>
      <text:list xml:id="list1598895343" text:style-name="WWNum33">
        <text:list-item>
          <text:p text:style-name="P12">Comprender los conceptos fundamentales de la programación concurrente.</text:p>
        </text:list-item>
        <text:list-item>
          <text:p text:style-name="P40">Identificar los contextos de uso de la programación concurrente y sus diferencias con la programación secuencial.</text:p>
        </text:list-item>
        <text:list-item>
          <text:p text:style-name="P40">Implementar aplicaciones básicas utilizando hilos en Java.</text:p>
        </text:list-item>
        <text:list-item>
          <text:p text:style-name="P56">Aplicar mecanismos de sincronización para coordinar la ejecución de hilos en un programa.</text:p>
        </text:list-item>
      </text:list>
      <text:p text:style-name="P9"><text:span text:style-name="T3">Resultados de aprendizaje:</text:span></text:p>
      <text:list xml:id="list1285192259" text:style-name="WWNum10">
        <text:list-item>
          <text:p text:style-name="P13">Reconocer las características de la programación concurrente y sus ámbitos de aplicación.</text:p>
        </text:list-item>
        <text:list-item>
          <text:p text:style-name="P41">Identificar las diferencias entre programación paralela y distribuida.</text:p>
        </text:list-item>
        <text:list-item>
          <text:p text:style-name="P41">Desarrollar aplicaciones concurrentes básicas utilizando hilos de ejecución en Java.</text:p>
        </text:list-item>
        <text:list-item>
          <text:p text:style-name="P57">Aplicar mecanismos de sincronización en programas concurrentes para evitar condiciones de carrera y otros problemas.</text:p>
        </text:list-item>
      </text:list>
      <text:p text:style-name="P9"><text:span text:style-name="T3">Criterios de evaluación:</text:span></text:p>
      <text:list xml:id="list114340031" text:style-name="WWNum7">
        <text:list-item>
          <text:p text:style-name="P14">Se han reconocido las características de la programación concurrente y sus ámbitos de aplicación.</text:p>
        </text:list-item>
        <text:list-item>
          <text:p text:style-name="P42">Se han identificado las diferencias entre programación paralela y distribuida.</text:p>
        </text:list-item>
        <text:list-item>
          <text:p text:style-name="P42">Se han implementado aplicaciones concurrentes básicas utilizando hilos.</text:p>
        </text:list-item>
        <text:list-item>
          <text:p text:style-name="P58">Se han aplicado mecanismos de sincronización en aplicaciones concurrentes.</text:p>
        </text:list-item>
      </text:list>
      <text:p text:style-name="P1"/>
      <text:p text:style-name="P1"/>
      <text:p text:style-name="P1"/>
      <text:p text:style-name="P1"><text:soft-page-break/></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5"><text:a xlink:type="simple" xlink:href="#_221x0xeuruqe" text:style-name="Index_20_Link" text:visited-style-name="Index_20_Link"><text:span text:style-name="T4">MÓDULO PROFESIONAL: PROGRAMACIÓN DE SERVICIOS Y PROCESOS<text:tab/>1</text:span></text:a></text:p>
          <text:p text:style-name="P86"><text:a xlink:type="simple" xlink:href="#_rcj1vq50exkv" text:style-name="Index_20_Link" text:visited-style-name="Index_20_Link"><text:span text:style-name="T5">Unidad de Trabajo 1: Introducción a la Programación Concurrente<text:tab/>1</text:span></text:a></text:p>
          <text:p text:style-name="P87"><text:a xlink:type="simple" xlink:href="#_r4txmd6srk2j" text:style-name="Index_20_Link" text:visited-style-name="Index_20_Link"><text:span text:style-name="T5">1. Introducción a la Programación Concurrente<text:tab/>4</text:span></text:a></text:p>
          <text:p text:style-name="P88"><text:a xlink:type="simple" xlink:href="#_cms4svvwhfg3" text:style-name="Index_20_Link" text:visited-style-name="Index_20_Link"><text:span text:style-name="T5">1.1. Conceptos Básicos de Programación Concurrente<text:tab/>4</text:span></text:a></text:p>
          <text:p text:style-name="P88"><text:a xlink:type="simple" xlink:href="#_1tdeqp3pa9i8" text:style-name="Index_20_Link" text:visited-style-name="Index_20_Link"><text:span text:style-name="T5">1.2. Contexto de Uso y Ventajas de la Programación Concurrente<text:tab/>4</text:span></text:a></text:p>
          <text:p text:style-name="P87"><text:a xlink:type="simple" xlink:href="#_hrkw9eyscf28" text:style-name="Index_20_Link" text:visited-style-name="Index_20_Link"><text:span text:style-name="T5">2. Diferencias entre Programación Concurrente, Paralela y Distribuida<text:tab/>5</text:span></text:a></text:p>
          <text:p text:style-name="P88"><text:a xlink:type="simple" xlink:href="#_nk24adibatk9" text:style-name="Index_20_Link" text:visited-style-name="Index_20_Link"><text:span text:style-name="T5">2.1. Programación Concurrente vs Programación Paralela<text:tab/>5</text:span></text:a></text:p>
          <text:p text:style-name="P88"><text:a xlink:type="simple" xlink:href="#_lll3fhcxfzo9" text:style-name="Index_20_Link" text:visited-style-name="Index_20_Link"><text:span text:style-name="T5">2.2. Programación Distribuida<text:tab/>5</text:span></text:a></text:p>
          <text:p text:style-name="P87"><text:a xlink:type="simple" xlink:href="#_wad9h3p4httm" text:style-name="Index_20_Link" text:visited-style-name="Index_20_Link"><text:span text:style-name="T5">3. Implementación de Hilos en Java<text:tab/>6</text:span></text:a></text:p>
          <text:p text:style-name="P88"><text:a xlink:type="simple" xlink:href="#_t9lb3dgrqz8g" text:style-name="Index_20_Link" text:visited-style-name="Index_20_Link"><text:span text:style-name="T5">3.1. Concepto de Hilo de Ejecución<text:tab/>6</text:span></text:a></text:p>
          <text:p text:style-name="P87"><text:a xlink:type="simple" xlink:href="#_67ksyh7r65xn" text:style-name="Index_20_Link" text:visited-style-name="Index_20_Link"><text:span text:style-name="T5">Explicación de los cambios<text:tab/>7</text:span></text:a></text:p>
          <text:p text:style-name="P88"><text:a xlink:type="simple" xlink:href="#_2xxgzeky1mwh" text:style-name="Index_20_Link" text:visited-style-name="Index_20_Link"><text:span text:style-name="T5">3.2. Estados de un Hilo<text:tab/>7</text:span></text:a></text:p>
          <text:p text:style-name="P87"><text:a xlink:type="simple" xlink:href="#_fni681oxx67v" text:style-name="Index_20_Link" text:visited-style-name="Index_20_Link"><text:span text:style-name="T5">Explicación Detallada<text:tab/>8</text:span></text:a></text:p>
          <text:p text:style-name="P88"><text:a xlink:type="simple" xlink:href="#_62rzms8zm4cw" text:style-name="Index_20_Link" text:visited-style-name="Index_20_Link"><text:span text:style-name="T5">Thread.sleep(1000)<text:tab/>9</text:span></text:a></text:p>
          <text:p text:style-name="P88"><text:a xlink:type="simple" xlink:href="#_4ff42zn7cduf" text:style-name="Index_20_Link" text:visited-style-name="Index_20_Link"><text:span text:style-name="T5">Estados de un hilo<text:tab/>9</text:span></text:a></text:p>
          <text:p text:style-name="P88"><text:a xlink:type="simple" xlink:href="#_p2uhjwwitoww" text:style-name="Index_20_Link" text:visited-style-name="Index_20_Link"><text:span text:style-name="T5">Método join()<text:tab/>9</text:span></text:a></text:p>
          <text:p text:style-name="P87"><text:a xlink:type="simple" xlink:href="#_c2aymwi129r0" text:style-name="Index_20_Link" text:visited-style-name="Index_20_Link"><text:span text:style-name="T5">3.3 Gestión de Hilos con ExecutorService<text:tab/>9</text:span></text:a></text:p>
          <text:p text:style-name="P87"><text:a xlink:type="simple" xlink:href="#_j8l3gdw0hhfr" text:style-name="Index_20_Link" text:visited-style-name="Index_20_Link"><text:span text:style-name="T5">Explicación de los cambios<text:tab/>10</text:span></text:a></text:p>
          <text:p text:style-name="P87"><text:a xlink:type="simple" xlink:href="#_rylcpelgtbcc" text:style-name="Index_20_Link" text:visited-style-name="Index_20_Link"><text:span text:style-name="T5">Conclusión<text:tab/>11</text:span></text:a></text:p>
          <text:p text:style-name="P87"><text:soft-page-break/><text:a xlink:type="simple" xlink:href="#_wffn2au12uhn" text:style-name="Index_20_Link" text:visited-style-name="Index_20_Link"><text:span text:style-name="T5">4. Sincronización entre Hilos<text:tab/>12</text:span></text:a></text:p>
          <text:p text:style-name="P88"><text:a xlink:type="simple" xlink:href="#_2lohj9k1kaxk" text:style-name="Index_20_Link" text:visited-style-name="Index_20_Link"><text:span text:style-name="T5">4.1. Problemas de Concurrencia: Condiciones de Carrera<text:tab/>12</text:span></text:a></text:p>
          <text:p text:style-name="P88"><text:a xlink:type="simple" xlink:href="#_k33s38p8appz" text:style-name="Index_20_Link" text:visited-style-name="Index_20_Link"><text:span text:style-name="T5">4.2. Uso de synchronized en Java<text:tab/>12</text:span></text:a></text:p>
          <text:p text:style-name="P87"><text:a xlink:type="simple" xlink:href="#_183tq124cgge" text:style-name="Index_20_Link" text:visited-style-name="Index_20_Link"><text:span text:style-name="T5">Explicación del código modificado<text:tab/>14</text:span></text:a></text:p>
          <text:p text:style-name="P88"><text:a xlink:type="simple" xlink:href="#_k5a9g2qftw2n" text:style-name="Index_20_Link" text:visited-style-name="Index_20_Link"><text:span text:style-name="T5">4.3. Métodos wait() y notify() para la Comunicación entre Hilos<text:tab/>15</text:span></text:a></text:p>
          <text:p text:style-name="P87"><text:a xlink:type="simple" xlink:href="#_on2jke4y6ooc" text:style-name="Index_20_Link" text:visited-style-name="Index_20_Link"><text:span text:style-name="T5">Descripción del código:<text:tab/>15</text:span></text:a></text:p>
          <text:p text:style-name="P87"><text:a xlink:type="simple" xlink:href="#_78l1ctifdiim" text:style-name="Index_20_Link" text:visited-style-name="Index_20_Link"><text:span text:style-name="T5">Explicación del flujo:<text:tab/>16</text:span></text:a></text:p>
          <text:p text:style-name="P87"><text:a xlink:type="simple" xlink:href="#_mlfro5ap3d5" text:style-name="Index_20_Link" text:visited-style-name="Index_20_Link"><text:span text:style-name="T5">Comportamiento esperado:<text:tab/>16</text:span></text:a></text:p>
          <text:p text:style-name="P87"><text:a xlink:type="simple" xlink:href="#_16pqz9nuk19s" text:style-name="Index_20_Link" text:visited-style-name="Index_20_Link"><text:span text:style-name="T5">Ajustes propuestos<text:tab/>16</text:span></text:a></text:p>
          <text:p text:style-name="P87"><text:a xlink:type="simple" xlink:href="#_xdg7qg56uudy" text:style-name="Index_20_Link" text:visited-style-name="Index_20_Link"><text:span text:style-name="T5">Modificación sugerida<text:tab/>17</text:span></text:a></text:p>
          <text:p text:style-name="P87"><text:a xlink:type="simple" xlink:href="#_2rdrgaidcyz1" text:style-name="Index_20_Link" text:visited-style-name="Index_20_Link"><text:span text:style-name="T5">Salida esperada<text:tab/>17</text:span></text:a></text:p>
          <text:p text:style-name="P87"><text:a xlink:type="simple" xlink:href="#_p3pq8abtr8g" text:style-name="Index_20_Link" text:visited-style-name="Index_20_Link"><text:span text:style-name="T5">5. Virtual Threads (Java Loom)<text:tab/>18</text:span></text:a></text:p>
          <text:p text:style-name="P88"><text:a xlink:type="simple" xlink:href="#_vdj52um67pf" text:style-name="Index_20_Link" text:visited-style-name="Index_20_Link"><text:span text:style-name="T5">5.2 Ejemplo: Creación de un Virtual Thread<text:tab/>19</text:span></text:a></text:p>
          <text:p text:style-name="P87"><text:a xlink:type="simple" xlink:href="#_bne3vw25tf2x" text:style-name="Index_20_Link" text:visited-style-name="Index_20_Link"><text:span text:style-name="T5">Explicación de los cambios<text:tab/>20</text:span></text:a></text:p>
          <text:p text:style-name="P87"><text:a xlink:type="simple" xlink:href="#_oprxlzw8n0eo" text:style-name="Index_20_Link" text:visited-style-name="Index_20_Link"><text:span text:style-name="T5">6. Interrupción de Hilos<text:tab/>20</text:span></text:a></text:p>
          <text:p text:style-name="P88"><text:a xlink:type="simple" xlink:href="#_8d5f9ar4lclf" text:style-name="Index_20_Link" text:visited-style-name="Index_20_Link"><text:span text:style-name="T5">6.2 Ejemplo: Interrumpiendo un Hilo<text:tab/>20</text:span></text:a></text:p>
          <text:p text:style-name="P88"><text:a xlink:type="simple" xlink:href="#_byqaxihfhcb4" text:style-name="Index_20_Link" text:visited-style-name="Index_20_Link"><text:span text:style-name="T5">6.3 Modificación para el alumno<text:tab/>21</text:span></text:a></text:p>
          <text:p text:style-name="P87"><text:a xlink:type="simple" xlink:href="#_lhyq4u42ph25" text:style-name="Index_20_Link" text:visited-style-name="Index_20_Link"><text:span text:style-name="T5">7. Sincronización Avanzada con ReentrantLock<text:tab/>21</text:span></text:a></text:p>
          <text:p text:style-name="P88"><text:a xlink:type="simple" xlink:href="#_f768y9daumco" text:style-name="Index_20_Link" text:visited-style-name="Index_20_Link"><text:span text:style-name="T5">7.2 Ejemplo: Uso de ReentrantLock<text:tab/>22</text:span></text:a></text:p>
          <text:p text:style-name="P88"><text:a xlink:type="simple" xlink:href="#_719c3jpiofjz" text:style-name="Index_20_Link" text:visited-style-name="Index_20_Link"><text:span text:style-name="T5">7.3 Modificación para el alumno<text:tab/>23</text:span></text:a></text:p>
          <text:p text:style-name="P87"><text:a xlink:type="simple" xlink:href="#_udrsblcaq2q9" text:style-name="Index_20_Link" text:visited-style-name="Index_20_Link"><text:span text:style-name="T5">8. Callable y Future<text:tab/>23</text:span></text:a></text:p>
          <text:p text:style-name="P88"><text:soft-page-break/><text:a xlink:type="simple" xlink:href="#_lrx9199tnx7w" text:style-name="Index_20_Link" text:visited-style-name="Index_20_Link"><text:span text:style-name="T5">8.2 Ejemplo: Uso de Callable y Future<text:tab/>23</text:span></text:a></text:p>
          <text:p text:style-name="P88"><text:a xlink:type="simple" xlink:href="#_hxvqjoreabtt" text:style-name="Index_20_Link" text:visited-style-name="Index_20_Link"><text:span text:style-name="T5">8.3 Modificación para el alumno<text:tab/>24</text:span></text:a></text:p>
          <text:p text:style-name="P87"><text:a xlink:type="simple" xlink:href="#_ylbiyq76lmy6" text:style-name="Index_20_Link" text:visited-style-name="Index_20_Link"><text:span text:style-name="T5">9. Deadlock y Cómo Evitarlo<text:tab/>24</text:span></text:a></text:p>
          <text:p text:style-name="P88"><text:a xlink:type="simple" xlink:href="#_igqibu98tet3" text:style-name="Index_20_Link" text:visited-style-name="Index_20_Link"><text:span text:style-name="T5">9.2 Ejemplo: Deadlock<text:tab/>24</text:span></text:a></text:p>
          <text:p text:style-name="P88"><text:a xlink:type="simple" xlink:href="#_g94dzhpnlqeo" text:style-name="Index_20_Link" text:visited-style-name="Index_20_Link"><text:span text:style-name="T5">9.3 Modificación para el alumno<text:tab/>25</text:span></text:a></text:p>
          <text:p text:style-name="P87"><text:a xlink:type="simple" xlink:href="#_ji2t6t3zss2w" text:style-name="Index_20_Link" text:visited-style-name="Index_20_Link"><text:span text:style-name="T5">Ejercicios Propuestos<text:tab/>25</text:span></text:a></text:p>
        </text:index-body>
      </text:table-of-content>
      <text:p text:style-name="P1"/>
      <text:p text:style-name="P104"><text:bookmark text:name="_wg0xj7dtaqy7"/></text:p>
      <text:p text:style-name="P107"><text:bookmark text:name="_r4txmd6srk2j"/><text:span text:style-name="T6">1. Introducción a la Programación Concurrente</text:span></text:p>
      <text:p text:style-name="P110"><text:bookmark text:name="_cms4svvwhfg3"/><text:span text:style-name="T7">1.1. Conceptos Básicos de Programación Concurrente</text:span></text:p>
      <text:p text:style-name="P9">La <text:span text:style-name="T3">programación concurrente</text:span> es un paradigma de programación que permite que varias tareas se ejecuten de manera aparentemente simultánea dentro de un programa. A diferencia de la programación secuencial, donde las tareas se ejecutan una tras otra, la programación concurrente permite la coexistencia de múltiples tareas (procesos o hilos) que se ejecutan de forma independiente pero comparten recursos comunes.</text:p>
      <text:p text:style-name="P9"><text:span text:style-name="T3">Aplicaciones típicas de la programación concurrente:</text:span></text:p>
      <text:list xml:id="list3123261369" text:style-name="WWNum30">
        <text:list-item>
          <text:p text:style-name="P15">Aplicaciones de red que manejan múltiples clientes.</text:p>
        </text:list-item>
        <text:list-item>
          <text:p text:style-name="P43">Programas que realizan múltiples tareas al mismo tiempo, como procesamiento de datos mientras se realiza la entrada/salida.</text:p>
        </text:list-item>
        <text:list-item>
          <text:p text:style-name="P59">Videojuegos y simulaciones que requieren gestionar múltiples entidades.</text:p>
        </text:list-item>
      </text:list>
      <text:p text:style-name="P110"><text:bookmark text:name="_1tdeqp3pa9i8"/><text:span text:style-name="T7">1.2. Contexto de Uso y Ventajas de la Programación Concurrente</text:span></text:p>
      <text:p text:style-name="P9">La programación concurrente es especialmente útil en situaciones donde:</text:p>
      <text:list xml:id="list1571857122" text:style-name="WWNum16">
        <text:list-item>
          <text:p text:style-name="P16">Se requiere realizar varias tareas al mismo tiempo (por ejemplo, un servidor que atiende a múltiples clientes).</text:p>
        </text:list-item>
        <text:list-item>
          <text:p text:style-name="P44">Es necesario maximizar el uso de recursos (CPU, memoria) en sistemas multiprocesador.</text:p>
        </text:list-item>
        <text:list-item>
          <text:p text:style-name="P60">Se necesita que la aplicación responda a eventos de manera ágil (por ejemplo, una interfaz gráfica que responda a la interacción del usuario mientras realiza otras tareas en segundo plano).</text:p>
        </text:list-item>
      </text:list>
      <text:p text:style-name="P9"><text:span text:style-name="T3">Ventajas de la programación concurrente:</text:span></text:p>
      <text:list xml:id="list3696749950" text:style-name="WWNum12">
        <text:list-item>
          <text:p text:style-name="P17">Mejora del rendimiento en sistemas multiprocesador.</text:p>
        </text:list-item>
        <text:list-item>
          <text:p text:style-name="P45">Aumento de la capacidad de respuesta de las aplicaciones.</text:p>
        </text:list-item>
        <text:list-item>
          <text:p text:style-name="P61">Mayor eficiencia en la utilización de recursos.</text:p>
        </text:list-item>
      </text:list>
      <text:p text:style-name="P9"><text:span text:style-name="T3">Desventajas:</text:span></text:p>
      <text:list xml:id="list1309593356" text:style-name="WWNum14">
        <text:list-item>
          <text:p text:style-name="P18">Mayor complejidad de diseño y programación.</text:p>
        </text:list-item>
        <text:list-item>
          <text:p text:style-name="P62">Dificultades en la depuración y prueba de programas concurrentes debido a la interacción entre hilos.</text:p>
        </text:list-item>
      </text:list>
      <text:p text:style-name="P1"/>
      <text:p text:style-name="P104"><text:bookmark text:name="_6jeftftzhukz"/></text:p>
      <text:p text:style-name="P107"><text:bookmark text:name="_hrkw9eyscf28"/><text:span text:style-name="T6">2. Diferencias entre Programación Concurrente, Paralela y Distribuida</text:span></text:p>
      <text:p text:style-name="P110"><text:bookmark text:name="_nk24adibatk9"/><text:span text:style-name="T7">2.1. Programación Concurrente vs Programación Paralela</text:span></text:p>
      <text:list xml:id="list1984595530" text:style-name="WWNum6">
        <text:list-item>
          <text:p text:style-name="P19"><text:span text:style-name="T3">Programación Concurrente:</text:span> Se refiere a la ejecución de múltiples tareas de forma intercalada, compartiendo un único recurso o núcleo de CPU. En la concurrencia, varias tareas progresan independientemente, pero no necesariamente se ejecutan al mismo tiempo.</text:p>
        </text:list-item>
        <text:list-item>
          <text:p text:style-name="P63"><text:span text:style-name="T3">Programación Paralela:</text:span> Se refiere a la ejecución simultánea de múltiples tareas en diferentes núcleos o procesadores. La programación paralela maximiza el rendimiento al distribuir el trabajo entre varios procesadores.</text:p>
        </text:list-item>
      </text:list>
      <text:p text:style-name="P9"><text:span text:style-name="T3">Ejemplo:</text:span> En un sistema con un solo procesador, un servidor web que maneja múltiples solicitudes de clientes se implementaría usando concurrencia. En un sistema con múltiples procesadores, cada solicitud podría procesarse en paralelo en un núcleo diferente.</text:p>
      <text:p text:style-name="P9"><text:span text:style-name="T3">Analogía práctica: </text:span>Imagina un restaurante donde un solo cocinero trabaja en varios platos al mismo tiempo, alternando entre ellos para cocinar (esto es programación concurrente). En cambio, si el restaurante tiene varios cocineros, cada uno trabajando en un plato diferente simultáneamente (esto sería programación paralela). Ambos enfoques permiten realizar múltiples tareas, pero con diferentes mecanismos y beneficios según el contexto.</text:p>
      <text:p text:style-name="P110"><text:bookmark text:name="_lll3fhcxfzo9"/><text:span text:style-name="T7">2.2. Programación Distribuida</text:span></text:p>
      <text:p text:style-name="P9">La <text:span text:style-name="T3">programación distribuida</text:span> implica la ejecución de un programa en múltiples computadoras conectadas por una red. Cada computadora ejecuta un proceso independiente, y los procesos se comunican y coordinan para lograr un objetivo común.</text:p>
      <text:p text:style-name="P9"><text:span text:style-name="T3">Diferencia clave:</text:span></text:p>
      <text:list xml:id="list3741221892" text:style-name="WWNum25">
        <text:list-item>
          <text:p text:style-name="P20">En la programación concurrente y paralela, las tareas se ejecutan en el mismo sistema (en el mismo o en diferentes procesadores).</text:p>
        </text:list-item>
        <text:list-item>
          <text:p text:style-name="P64">En la programación distribuida, las tareas se ejecutan en diferentes sistemas interconectados.</text:p>
        </text:list-item>
      </text:list>
      <text:p text:style-name="P104"><text:bookmark text:name="_l9wq2o6kuswz"/></text:p>
      <text:p text:style-name="P107"><text:bookmark text:name="_wad9h3p4httm"/><text:span text:style-name="T6">3. Implementación de Hilos en Java</text:span></text:p>
      <text:p text:style-name="P110"><text:bookmark text:name="_t9lb3dgrqz8g"/><text:span text:style-name="T7">3.1. Concepto de Hilo de Ejecución</text:span></text:p>
      <text:p text:style-name="P9">Un <text:span text:style-name="T3">hilo</text:span> es la unidad mínima de ejecución en un programa. Cada hilo tiene su propio contador de programa y su pila de ejecución, pero comparte el mismo espacio de memoria con otros hilos en el mismo proceso.</text:p>
      <text:p text:style-name="P9"><text:span text:style-name="T3">Métodos para crear hilos en Java:</text:span></text:p>
      <text:list xml:id="list1136462649" text:style-name="WWNum4">
        <text:list-item>
          <text:p text:style-name="P21"><text:span text:style-name="T3">Extender la clase </text:span><text:span text:style-name="T11">Thread</text:span><text:span text:style-name="T3">:</text:span> Crear una subclase de <text:span text:style-name="T12">Thread</text:span> y sobrescribir el método <text:span text:style-name="T12">run()</text:span>.</text:p>
        </text:list-item>
        <text:list-item>
          <text:p text:style-name="P65"><text:span text:style-name="T3">Implementar la interfaz </text:span><text:span text:style-name="T11">Runnable</text:span><text:span text:style-name="T3">:</text:span> Crear una clase que implemente <text:span text:style-name="T12">Runnable</text:span> y defina el método <text:span text:style-name="T12">run()</text:span>.</text:p>
        </text:list-item>
      </text:list>
      <text:p text:style-name="P9"><text:span text:style-name="T3">Ejemplo práctico:<text:line-break/></text:span>Implementar un hilo que extiende la clase <text:span text:style-name="T12">Thread</text:span>:</text:p>
      <table:table table:name="Table1" table:style-name="Table1">
        <table:table-column table:style-name="Table1.A"/>
        <table:table-row table:style-name="Table1.1">
          <table:table-cell table:style-name="Table1.A1" office:value-type="string">
            <text:p text:style-name="P1"><text:span text:style-name="T13">class MiHilo extends Thread {</text:span></text:p>
            <text:p text:style-name="P1"><text:span text:style-name="T13"><text:s text:c="4"/>@Override</text:span></text:p>
            <text:p text:style-name="P1"><text:span text:style-name="T13"><text:s text:c="4"/>public void run() {</text:span></text:p>
            <text:p text:style-name="P1"><text:span text:style-name="T13"><text:s text:c="5"/>System.out.println("Hilo ejecutándose: " + Thread.currentThread().getName());</text:span></text:p>
            <text:p text:style-name="P1"><text:span text:style-name="T13"><text:s text:c="4"/>}</text:span></text:p>
            <text:p text:style-name="P3"/>
            <text:p text:style-name="P1"><text:span text:style-name="T13"><text:s text:c="4"/>public static void main(String[] args) {</text:span></text:p>
            <text:p text:style-name="P1"><text:span text:style-name="T13"><text:s text:c="8"/>MiHilo hilo1 = new MiHilo();</text:span></text:p>
            <text:p text:style-name="P1"><text:span text:style-name="T13"><text:s text:c="8"/>MiHilo hilo2 = new MiHilo();</text:span></text:p>
            <text:p text:style-name="P1"><text:span text:style-name="T13"><text:s text:c="8"/>hilo1.start();</text:span></text:p>
            <text:p text:style-name="P1"><text:span text:style-name="T13"><text:s text:c="8"/>hilo2.start();</text:span></text:p>
            <text:p text:style-name="P1"><text:span text:style-name="T13"><text:s text:c="4"/>}</text:span></text:p>
            <text:p text:style-name="P1"><text:span text:style-name="T13">}</text:span></text:p>
          </table:table-cell>
        </table:table-row>
      </table:table>
      <text:p text:style-name="P1"/>
      <text:p text:style-name="P9">En este ejemplo, se crean dos instancias de <text:span text:style-name="T12">MiHilo</text:span> y se inician usando <text:span text:style-name="T12">start()</text:span>. Cada hilo ejecuta el método <text:span text:style-name="T12">run()</text:span>.</text:p>
      <text:p text:style-name="P8"/>
      <text:p text:style-name="P9"/>
      <table:table table:name="Table2" table:style-name="Table2">
        <table:table-column table:style-name="Table2.A"/>
        <table:table-row table:style-name="Table2.1">
          <table:table-cell table:style-name="Table2.A1" office:value-type="string">
            <text:p text:style-name="P9"><text:span text:style-name="T3">BasicThreadExample<text:line-break/></text:span><text:span text:style-name="T16">com.mymodule.serviceprocessprogramming.ut1_concurrent_programming.examples.BasicThreadExample</text:span></text:p>
          </table:table-cell>
        </table:table-row>
        <table:table-row table:style-name="Table2.1">
          <table:table-cell table:style-name="Table2.A2" office:value-type="string">
            <text:p text:style-name="P9"><text:span text:style-name="T17">Ejemplo básico donde se muestra la creación y ejecución de Thread y Runnable interface.<text:line-break/>Para que la concurrencia sea más observable en el ejemplo que tienes, puedes hacer algunos ajustes que provoquen la ejecución intercalada de los hilos, lo que hará más evidente que están ejecutándose de manera concurrente. Aquí te planteo una modificación sencilla:</text:span></text:p>
            <text:list xml:id="list4131206909" text:style-name="WWNum11">
              <text:list-item>
                <text:p text:style-name="P22"><text:span text:style-name="T18">Desincronizar los tiempos de espera de cada hilo</text:span><text:span text:style-name="T17">: actualmente ambos hilos están durmiendo el mismo tiempo (500 ms), lo que hace que puedan ejecutarse casi en paralelo pero de forma poco intercalada, dificultando observar la concurrencia. Si los tiempos de espera de cada hilo son diferentes, la intercalación de los mensajes en consola será más evidente.</text:span></text:p>
              </text:list-item>
              <text:list-item>
                <text:p text:style-name="P66"><text:span text:style-name="T18">Incluir identificadores de hilo</text:span><text:span text:style-name="T17">: puedes sugerir que cada hilo tenga un identificador único que se imprima en cada iteración para ayudar a observar cómo se alternan.</text:span></text:p>
              </text:list-item>
            </text:list>
            <text:p text:style-name="P10"/>
            <text:p text:style-name="P9"><text:span text:style-name="T19">Cambio sugerido</text:span></text:p>
            <text:p text:style-name="P9"><text:span text:style-name="T17">Cambiar los tiempos de espera o el número de iteraciones para observar cómo se comporta la concurrencia al alterar estos factores.</text:span></text:p>
            <text:p text:style-name="P10"/>
            <text:p text:style-name="P106"><text:bookmark text:name="_67ksyh7r65xn"/><text:span text:style-name="T8">Explicación de los cambios</text:span></text:p>
            <text:list xml:id="list1640730540" text:style-name="WWNum22">
              <text:list-item>
                <text:p text:style-name="P23"><text:span text:style-name="T18">Tiempos de espera distintos</text:span><text:span text:style-name="T17">: El hilo que implementa </text:span><text:span text:style-name="T14">Runnable</text:span><text:span text:style-name="T17"> tiene un tiempo de espera de 300 ms, mientras que el hilo que extiende </text:span><text:span text:style-name="T14">Thread</text:span><text:span text:style-name="T17"> tiene un tiempo de espera de 700 ms. Esto crea una ejecución intercalada más evidente.</text:span></text:p>
              </text:list-item>
              <text:list-item>
                <text:p text:style-name="P67"><text:span text:style-name="T18">Identificación de hilos</text:span><text:span text:style-name="T17">: Cada hilo tiene un identificador (</text:span><text:span text:style-name="T14">threadId</text:span><text:span text:style-name="T17">), lo que permite diferenciar fácilmente cuál de los dos hilos está ejecutándose en cada momento.</text:span></text:p>
              </text:list-item>
            </text:list>
            <text:p text:style-name="P9"><text:span text:style-name="T17">La versión final de esta modificación se encuentra en<text:line-break/></text:span><text:span text:style-name="T20">com.mymodule.serviceprocessprogramming.ut1_concurrent_programming.exercises.BasicThreadExampleModified</text:span></text:p>
          </table:table-cell>
        </table:table-row>
      </table:table>
      <text:p text:style-name="P104"><text:bookmark text:name="_ah2zbccdapee"/></text:p>
      <text:p text:style-name="P111"><text:bookmark text:name="_2xxgzeky1mwh"/><text:span text:style-name="T7">3.2. Estados de un Hilo</text:span></text:p>
      <text:p text:style-name="P8">Un hilo en Java puede encontrarse en los siguientes estados:</text:p>
      <text:list xml:id="list3835508704" text:style-name="WWNum8">
        <text:list-item>
          <text:p text:style-name="P32"><text:span text:style-name="T3">Nuevo (New):</text:span> El hilo se ha creado pero no ha comenzado a ejecutarse.</text:p>
        </text:list-item>
        <text:list-item>
          <text:p text:style-name="P52"><text:span text:style-name="T3">Listo (Runnable):</text:span> El hilo está listo para ejecutarse, pero aún no ha sido seleccionado por el planificador.</text:p>
        </text:list-item>
        <text:list-item>
          <text:p text:style-name="P52"><text:span text:style-name="T3">Ejecución (Running):</text:span> El hilo está en ejecución.</text:p>
        </text:list-item>
        <text:list-item>
          <text:p text:style-name="P52"><text:span text:style-name="T3">Bloqueado (Blocked):</text:span> El hilo está esperando un recurso o un evento (por ejemplo, finalización de E/S).</text:p>
        </text:list-item>
        <text:list-item>
          <text:p text:style-name="P73"><text:soft-page-break/><text:span text:style-name="T3">Terminado (Terminated):</text:span> El hilo ha completado su ejecución.</text:p>
        </text:list-item>
      </text:list>
      <text:p text:style-name="P8"><text:span text:style-name="T3">Ejemplo práctico:</text:span> Mostrar el estado de un hilo durante su ciclo de vida:</text:p>
      <table:table table:name="Table3" table:style-name="Table3">
        <table:table-column table:style-name="Table3.A"/>
        <table:table-row table:style-name="Table3.1">
          <table:table-cell table:style-name="Table3.A1" office:value-type="string">
            <text:p text:style-name="P1"><text:span text:style-name="T13">class EstadoHilo extends Thread {</text:span></text:p>
            <text:p text:style-name="P1"><text:span text:style-name="T13"><text:s text:c="4"/>@Override</text:span></text:p>
            <text:p text:style-name="P1"><text:span text:style-name="T13"><text:s text:c="4"/>public void run() {</text:span></text:p>
            <text:p text:style-name="P1"><text:span text:style-name="T13"><text:s text:c="8"/>System.out.println("Hilo en ejecución");</text:span></text:p>
            <text:p text:style-name="P1"><text:span text:style-name="T13"><text:s text:c="8"/>try {</text:span></text:p>
            <text:p text:style-name="P1"><text:span text:style-name="T13"><text:s text:c="12"/>Thread.sleep(1000); // Simular un proceso en ejecución</text:span></text:p>
            <text:p text:style-name="P1"><text:span text:style-name="T13"><text:s text:c="8"/>} catch (InterruptedException e) {</text:span></text:p>
            <text:p text:style-name="P1"><text:span text:style-name="T13"><text:s text:c="12"/>e.printStackTrace();</text:span></text:p>
            <text:p text:style-name="P1"><text:span text:style-name="T13"><text:s text:c="8"/>}</text:span></text:p>
            <text:p text:style-name="P1"><text:span text:style-name="T13"><text:s text:c="8"/>System.out.println("Hilo finalizado");</text:span></text:p>
            <text:p text:style-name="P1"><text:span text:style-name="T13"><text:s text:c="4"/>}</text:span></text:p>
            <text:p text:style-name="P3"/>
            <text:p text:style-name="P1"><text:span text:style-name="T13"><text:s text:c="4"/>public static void main(String[] args) {</text:span></text:p>
            <text:p text:style-name="P1"><text:span text:style-name="T13"><text:s text:c="8"/>EstadoHilo hilo = new EstadoHilo();</text:span></text:p>
            <text:p text:style-name="P1"><text:span text:style-name="T13"><text:s text:c="8"/>System.out.println("Estado inicial: " + hilo.getState());</text:span></text:p>
            <text:p text:style-name="P1"><text:span text:style-name="T13"><text:s text:c="8"/>hilo.start();</text:span></text:p>
            <text:p text:style-name="P1"><text:span text:style-name="T13"><text:s text:c="8"/>System.out.println("Estado después de iniciar: " + hilo.getState());</text:span></text:p>
            <text:p text:style-name="P1"><text:span text:style-name="T13"><text:s text:c="8"/>try {</text:span></text:p>
            <text:p text:style-name="P1"><text:span text:style-name="T13"><text:s text:c="12"/>hilo.join(); <text:s/>// Esperar a que el hilo finalice</text:span></text:p>
            <text:p text:style-name="P1"><text:span text:style-name="T13"><text:s text:c="8"/>} catch (InterruptedException e) {</text:span></text:p>
            <text:p text:style-name="P1"><text:span text:style-name="T13"><text:s text:c="12"/>e.printStackTrace();</text:span></text:p>
            <text:p text:style-name="P1"><text:span text:style-name="T13"><text:s text:c="8"/>}</text:span></text:p>
            <text:p text:style-name="P1"><text:span text:style-name="T13"><text:s text:c="8"/>System.out.println("Estado después de finalizar: " + hilo.getState());</text:span></text:p>
            <text:p text:style-name="P1"><text:span text:style-name="T13"><text:s text:c="4"/>}</text:span></text:p>
            <text:p text:style-name="P1"><text:span text:style-name="T13">}</text:span></text:p>
          </table:table-cell>
        </table:table-row>
      </table:table>
      <text:p text:style-name="Standard"/>
      <text:p text:style-name="P8">En este ejemplo, se muestra el estado del hilo antes de iniciar, durante su ejecución y después de finalizar.</text:p>
      <text:p text:style-name="P9"/>
      <table:table table:name="Table4" table:style-name="Table4">
        <table:table-column table:style-name="Table4.A"/>
        <table:table-row table:style-name="Table4.1">
          <table:table-cell table:style-name="Table4.A1" office:value-type="string">
            <text:p text:style-name="P9"><text:span text:style-name="T3">ThreadStateExample<text:line-break/></text:span><text:span text:style-name="T16">com.mymodule.serviceprocessprogramming.ut1_concurrent_programming.examples.ThreadStateExample</text:span></text:p>
          </table:table-cell>
        </table:table-row>
        <table:table-row table:style-name="Table4.1">
          <table:table-cell table:style-name="Table4.A2" office:value-type="string">
            <text:p text:style-name="P108"><text:bookmark text:name="_fni681oxx67v"/><text:span text:style-name="T8">Explicación Detallada</text:span></text:p>
            <text:list xml:id="list139858248" text:style-name="WWNum13">
              <text:list-item>
                <text:p text:style-name="P33"><text:span text:style-name="T3">Extiende Thread</text:span><text:span text:style-name="T17">: Esta clase es un hilo, lo que significa que se ejecutará de forma concurrente con el programa principal una vez iniciado.</text:span></text:p>
              </text:list-item>
              <text:list-item>
                <text:p text:style-name="P74"><text:span text:style-name="T18">Método </text:span><text:span text:style-name="T15">run()</text:span><text:span text:style-name="T17">: Este es el punto de entrada para la ejecución del hilo. Cuando llamas al método </text:span><text:span text:style-name="T14">start()</text:span><text:span text:style-name="T17">, el sistema invoca el método </text:span><text:span text:style-name="T14">run()</text:span><text:span text:style-name="T17"> en un hilo de ejecución separado.</text:span></text:p>
              </text:list-item>
            </text:list>
            <text:p text:style-name="P112"><text:bookmark text:name="_62rzms8zm4cw"/><text:span text:style-name="T10">Thread.sleep(1000)</text:span></text:p>
            <text:list xml:id="list2155217035" text:style-name="WWNum19">
              <text:list-item>
                <text:p text:style-name="P79"><text:span text:style-name="T3">Sleep (suspensión)</text:span><text:span text:style-name="T17">: Esto pone el hilo en suspensión durante 1 segundo. La excepción </text:span><text:span text:style-name="T14">InterruptedException</text:span><text:span text:style-name="T17"> es un problema potencial aquí porque otro hilo puede interrumpir un hilo que está durmiendo, y por eso es necesario capturar la excepción.</text:span></text:p>
              </text:list-item>
            </text:list>
            <text:p text:style-name="P113"><text:bookmark text:name="_4ff42zn7cduf"/><text:span text:style-name="T7">Estados de un hilo</text:span></text:p>
            <text:list xml:id="list1959812987" text:style-name="WWNum3">
              <text:list-item>
                <text:p text:style-name="P34"><text:span text:style-name="T3">NEW (Nuevo)</text:span><text:span text:style-name="T17">: Antes de que el hilo se inicie, está en el estado NEW, lo que significa que ha sido creado pero aún no está programado para ejecución.</text:span></text:p>
              </text:list-item>
              <text:list-item>
                <text:p text:style-name="P53"><text:span text:style-name="T18">RUNNABLE</text:span><text:span text:style-name="T17">: Una vez que se llama al método </text:span><text:span text:style-name="T14">start()</text:span><text:span text:style-name="T17">, el hilo está listo para ejecutarse, lo que cambia su estado a RUNNABLE. Esto no significa necesariamente que esté ejecutándose en ese momento exacto; podría estar esperando ser seleccionado por el planificador de hilos.</text:span></text:p>
              </text:list-item>
              <text:list-item>
                <text:p text:style-name="P53"><text:span text:style-name="T18">RUNNING (En ejecución)</text:span><text:span text:style-name="T17">: Cuando el hilo está ejecutando realmente su método </text:span><text:span text:style-name="T14">run()</text:span><text:span text:style-name="T17">, se encuentra en el estado RUNNING.</text:span></text:p>
              </text:list-item>
              <text:list-item>
                <text:p text:style-name="P53"><text:span text:style-name="T18">BLOCKED (Bloqueado)</text:span><text:span text:style-name="T17">: Un hilo puede estar en estado BLOQUEADO si está esperando un recurso (esto no se muestra explícitamente en este código).</text:span></text:p>
              </text:list-item>
              <text:list-item>
                <text:p text:style-name="P75"><text:span text:style-name="T18">TERMINATED (Terminado)</text:span><text:span text:style-name="T17">: Una vez que el hilo finaliza la ejecución de su método </text:span><text:span text:style-name="T14">run()</text:span><text:span text:style-name="T17">, transiciona al estado TERMINATED.</text:span></text:p>
              </text:list-item>
            </text:list>
            <text:p text:style-name="P113"><text:bookmark text:name="_p2uhjwwitoww"/><text:span text:style-name="T7">Método </text:span><text:span text:style-name="T10">join()</text:span></text:p>
            <text:list xml:id="list4235120532" text:style-name="WWNum26">
              <text:list-item>
                <text:p text:style-name="P80"><text:span text:style-name="T17">El hilo principal espera a que el hilo </text:span><text:span text:style-name="T14">EstadoHilo</text:span><text:span text:style-name="T17"> termine. El método </text:span><text:span text:style-name="T14">join()</text:span><text:span text:style-name="T17"> asegura que el programa principal no continúe hasta que el hilo haya completado totalmente su tarea.</text:span></text:p>
              </text:list-item>
            </text:list>
            <text:p text:style-name="P9"><text:span text:style-name="T17">Este código es una demostración útil de la gestión del ciclo de vida de un hilo y muestra cómo observar las transiciones entre los diferentes estados de un hilo.</text:span></text:p>
            <text:p text:style-name="P9"><text:span text:style-name="T17">La versión final de esta modificación se encuentra en<text:line-break/></text:span><text:span text:style-name="T20">com.mymodule.serviceprocessprogramming.ut1_concurrent_programming.exercises.ThreadStateExampleModified</text:span></text:p>
          </table:table-cell>
        </table:table-row>
      </table:table>
      <text:p text:style-name="Standard"/>
      <text:p text:style-name="P106"><text:bookmark text:name="_c2aymwi129r0"/><text:span text:style-name="T7">3.3 Gestión de Hilos con ExecutorService</text:span></text:p>
      <text:p text:style-name="P9">En aplicaciones que requieren ejecutar múltiples tareas concurrentemente, gestionar manualmente los hilos puede resultar complicado y poco eficiente. Java ofrece el <text:span text:style-name="T12">ExecutorService</text:span>, una abstracción que simplifica la gestión de hilos mediante el uso de pools de hilos.</text:p>
      <text:p text:style-name="P9">Un <text:span text:style-name="T3">pool de hilos</text:span> permite limitar el número de hilos que se ejecutan simultáneamente, lo que ayuda a optimizar el uso de recursos y evita la sobrecarga que puede producirse al crear demasiados hilos.</text:p>
      <text:p text:style-name="P9"/>
      <table:table table:name="Table5" table:style-name="Table5">
        <table:table-column table:style-name="Table5.A"/>
        <table:table-row table:style-name="Table5.1">
          <table:table-cell table:style-name="Table5.A1" office:value-type="string">
            <text:p text:style-name="P9"><text:span text:style-name="T3">ExecutorServiceExample<text:line-break/></text:span><text:span text:style-name="T20">com.mymodule.serviceprocessprogramming.ut1_concurrent_programming.examples.ExecutorServiceExample</text:span></text:p>
          </table:table-cell>
        </table:table-row>
        <table:table-row table:style-name="Table5.1">
          <table:table-cell table:style-name="Table5.A2" office:value-type="string">
            <text:p text:style-name="P9"><text:span text:style-name="T17">El comportamiento que observas es debido a la </text:span><text:span text:style-name="T18">gestión de un pool de hilos</text:span><text:span text:style-name="T17"> por parte de </text:span><text:span text:style-name="T14">ExecutorService</text:span><text:span text:style-name="T17">, que asigna las tareas a los hilos disponibles de forma concurrente. Aquí está lo que está sucediendo:</text:span></text:p>
            <text:list xml:id="list3879895666" text:style-name="WWNum15">
              <text:list-item>
                <text:p text:style-name="P35"><text:span text:style-name="T18">Creación del pool de hilos</text:span><text:span text:style-name="T17">: Al crear el pool de hilos con </text:span><text:span text:style-name="T14">Executors.newFixedThreadPool(3)</text:span><text:span text:style-name="T17">, tienes un pool con 3 hilos disponibles para ejecutar tareas.</text:span></text:p>
              </text:list-item>
              <text:list-item>
                <text:p text:style-name="P54"><text:span text:style-name="T18">Asignación de tareas</text:span><text:span text:style-name="T17">: El </text:span><text:span text:style-name="T14">ExecutorService</text:span><text:span text:style-name="T17"> empieza a asignar tareas a los hilos disponibles. En este caso, las tareas </text:span><text:span text:style-name="T14">Task 1</text:span><text:span text:style-name="T17">, </text:span><text:span text:style-name="T14">Task 2</text:span><text:span text:style-name="T17"> y </text:span><text:span text:style-name="T14">Task 3</text:span><text:span text:style-name="T17"> son asignadas inmediatamente a los 3 hilos (</text:span><text:span text:style-name="T14">pool-1-thread-1</text:span><text:span text:style-name="T17">, </text:span><text:span text:style-name="T14">pool-1-thread-2</text:span><text:span text:style-name="T17"> y </text:span><text:span text:style-name="T14">pool-1-thread-3</text:span><text:span text:style-name="T17">, respectivamente).</text:span></text:p>
              </text:list-item>
              <text:list-item>
                <text:p text:style-name="P54"><text:span text:style-name="T18">Ejecución y finalización de las tareas</text:span><text:span text:style-name="T17">:</text:span></text:p>
                <text:list>
                  <text:list-item>
                    <text:p text:style-name="P89"><text:span text:style-name="T17">Las primeras tres tareas (</text:span><text:span text:style-name="T14">Task 1</text:span><text:span text:style-name="T17">, </text:span><text:span text:style-name="T14">Task 2</text:span><text:span text:style-name="T17"> y </text:span><text:span text:style-name="T14">Task 3</text:span><text:span text:style-name="T17">) empiezan a ejecutarse en paralelo en sus respectivos hilos.</text:span></text:p>
                  </text:list-item>
                  <text:list-item>
                    <text:p text:style-name="P89"><text:span text:style-name="T17">Cuando una tarea termina su ejecución, el hilo que la ejecutó queda disponible para ejecutar otra tarea.</text:span></text:p>
                  </text:list-item>
                  <text:list-item>
                    <text:p text:style-name="P95"><text:span text:style-name="T17">Después de que </text:span><text:span text:style-name="T14">Task 1</text:span><text:span text:style-name="T17"> y </text:span><text:span text:style-name="T14">Task 2</text:span><text:span text:style-name="T17"> terminan, sus hilos (</text:span><text:span text:style-name="T14">pool-1-thread-1</text:span><text:span text:style-name="T17"> y </text:span><text:span text:style-name="T14">pool-1-thread-2</text:span><text:span text:style-name="T17">) se reutilizan para ejecutar </text:span><text:span text:style-name="T14">Task 5</text:span><text:span text:style-name="T17"> y </text:span><text:span text:style-name="T14">Task 4</text:span><text:span text:style-name="T17">, respectivamente.</text:span></text:p>
                  </text:list-item>
                </text:list>
              </text:list-item>
            </text:list>
            <text:p text:style-name="P9"><text:span text:style-name="T17">El comportamiento que observas, donde las tareas no se ejecutan en un orden secuencial, es una característica clave de la </text:span><text:span text:style-name="T18">concurrencia</text:span><text:span text:style-name="T17">: las tareas se distribuyen entre los hilos disponibles y se ejecutan en paralelo cuando hay recursos disponibles.</text:span></text:p>
            <text:p text:style-name="P9"><text:span text:style-name="T19">Cambio sugerido</text:span></text:p>
            <text:p text:style-name="P9"><text:span text:style-name="T17">Para observar la diferencia entre un enfoque secuencial y uno concurrente, puedes modificar el código para que:</text:span></text:p>
            <text:p text:style-name="P10"/>
            <text:p text:style-name="P9"><text:span text:style-name="T17">Primero ejecute las tareas de forma secuencial (sin usar hilos).</text:span></text:p>
            <text:p text:style-name="P9"><text:span text:style-name="T17">Luego las ejecute usando el pool de hilos concurrentes con ExecutorService.</text:span></text:p>
            <text:p text:style-name="P106"><text:bookmark text:name="_j8l3gdw0hhfr"/><text:span text:style-name="T8">Explicación de los cambios</text:span></text:p>
            <text:list xml:id="list3279892397" text:style-name="WWNum27">
              <text:list-item>
                <text:p text:style-name="P36"><text:span text:style-name="T18">Ejecución secuencial</text:span><text:span text:style-name="T17">:</text:span></text:p>
                <text:list>
                  <text:list-item>
                    <text:p text:style-name="P90"><text:span text:style-name="T17">Cada tarea se ejecuta en el </text:span><text:span text:style-name="T18">hilo principal</text:span><text:span text:style-name="T17"> (</text:span><text:span text:style-name="T14">main</text:span><text:span text:style-name="T17">) de Java, de forma </text:span><text:span text:style-name="T18">uno después de otro</text:span><text:span text:style-name="T17">.</text:span></text:p>
                  </text:list-item>
                  <text:list-item>
                    <text:p text:style-name="P96"><text:span text:style-name="T17">No hay concurrencia, por lo que las tareas no se superponen en el tiempo, y cada tarea debe esperar que la anterior termine antes de comenzar.</text:span></text:p>
                  </text:list-item>
                </text:list>
              </text:list-item>
            </text:list>
            <text:p text:style-name="P100"><text:span text:style-name="T17">El resultado esperado será algo como esto:<text:line-break/></text:span><text:span text:style-name="T13">=== Ejecución secuencial ===<text:line-break/>Task 1 is running on thread: main<text:line-break/>Task 1 finished execution.<text:line-break/>Task 2 is running on thread: main<text:line-break/>Task 2 finished execution.<text:line-break/>Task 3 is running on thread: main<text:line-break/>Task 3 finished execution.<text:line-break/>Task 4 is running on thread: main<text:line-break/>Task 4 finished execution.<text:line-break/>Task 5 is running on thread: main<text:line-break/>Task 5 finished execution.</text:span></text:p>
            <text:list xml:id="list22834903216152" text:continue-numbering="true" text:style-name="WWNum27">
              <text:list-item>
                <text:p text:style-name="P36"><text:span text:style-name="T18">Ejecución concurrente</text:span><text:span text:style-name="T17">:</text:span></text:p>
                <text:list>
                  <text:list-item>
                    <text:p text:style-name="P90"><text:span text:style-name="T17">Al usar </text:span><text:span text:style-name="T14">ExecutorService</text:span><text:span text:style-name="T17">, las tareas se ejecutan en diferentes hilos del pool de hilos de manera </text:span><text:span text:style-name="T18">simultánea</text:span><text:span text:style-name="T17">.</text:span></text:p>
                  </text:list-item>
                  <text:list-item>
                    <text:p text:style-name="P96"><text:span text:style-name="T17">Dependiendo de cuándo terminan las tareas, los hilos se reutilizan para ejecutar las siguientes tareas.</text:span></text:p>
                  </text:list-item>
                </text:list>
              </text:list-item>
            </text:list>
            <text:p text:style-name="P100"><text:span text:style-name="T17">El resultado será similar al que ya observaste, con las tareas ejecutándose en diferentes hilos y en un orden no secuencial:<text:line-break/><text:line-break/></text:span><text:span text:style-name="T13">=== Ejecución concurrente ===<text:line-break/>Task 2 is running on thread: pool-1-thread-2<text:line-break/>Task 1 is running on thread: pool-1-thread-1<text:line-break/>Task 3 is running on thread: pool-1-thread-3<text:line-break/>Task 1 finished execution.<text:line-break/>Task 2 finished execution.<text:line-break/>Task 3 finished execution.<text:line-break/>Task 5 is running on thread: pool-1-thread-1<text:line-break/>Task 4 is running on thread: pool-1-thread-2<text:line-break/>Task 4 finished execution.<text:line-break/>Task 5 finished execution.</text:span></text:p>
            <text:p text:style-name="P106"><text:bookmark text:name="_rylcpelgtbcc"/><text:span text:style-name="T6">Conclusión</text:span></text:p>
            <text:p text:style-name="P9"><text:span text:style-name="T17">Con esta modificación puedes observar cómo la concurrencia cambia el comportamiento del programa:</text:span></text:p>
            <text:list xml:id="list2005706120" text:style-name="WWNum18">
              <text:list-item>
                <text:p text:style-name="P37"><text:span text:style-name="T18">Secuencial</text:span><text:span text:style-name="T17">: Cada tarea espera a que termine la anterior, lo que limita el uso de recursos.</text:span></text:p>
              </text:list-item>
              <text:list-item>
                <text:p text:style-name="P76"><text:span text:style-name="T18">Concurrente</text:span><text:span text:style-name="T17">: Las tareas se distribuyen entre varios hilos, lo que permite un uso más eficiente de los recursos disponibles.</text:span></text:p>
              </text:list-item>
            </text:list>
            <text:p text:style-name="P9"><text:span text:style-name="T17">Esto ofrece una clara comparación entre el enfoque secuencial y el concurrente, mostrando los beneficios de la concurrencia en situaciones que requieren realizar múltiples tareas al mismo tiempo.</text:span></text:p>
            <text:p text:style-name="P9"><text:span text:style-name="T17">La versión final de esta modificación se encuentra en<text:line-break/></text:span><text:span text:style-name="T20">com.mymodule.serviceprocessprogramming.ut1_concurrent_programming.exercises.ExecutorServiceExampleModified</text:span></text:p>
          </table:table-cell>
        </table:table-row>
      </table:table>
      <text:p text:style-name="P105"><text:bookmark text:name="_1domcamj360f"/></text:p>
      <text:p text:style-name="P9"/>
      <text:p text:style-name="P101"/>
      <text:p text:style-name="P106"><text:bookmark text:name="_wffn2au12uhn"/><text:span text:style-name="T6">4. Sincronización entre Hilos</text:span></text:p>
      <text:p text:style-name="P110"><text:bookmark text:name="_2lohj9k1kaxk"/><text:span text:style-name="T7">4.1. Problemas de Concurrencia: Condiciones de Carrera</text:span></text:p>
      <text:p text:style-name="P9">Una <text:span text:style-name="T3">condición de carrera</text:span> ocurre cuando dos o más hilos acceden a un recurso compartido al mismo tiempo y su comportamiento depende del orden de ejecución. Esto puede dar lugar a resultados incorrectos e inconsistentes.</text:p>
      <text:p text:style-name="P9"><text:soft-page-break/><text:span text:style-name="T3">Ejemplo:</text:span> Dos hilos que incrementan el valor de una variable compartida podrían causar un resultado incorrecto si ambos leen el valor inicial al mismo tiempo y escriben el valor incrementado sin coordinarse.</text:p>
      <text:p text:style-name="P110"><text:bookmark text:name="_k33s38p8appz"/><text:span text:style-name="T7">4.2. Uso de </text:span><text:span text:style-name="T10">synchronized</text:span><text:span text:style-name="T7"> en Java</text:span></text:p>
      <text:p text:style-name="P9">El modificador <text:span text:style-name="T12">synchronized</text:span> en Java se utiliza para asegurar que un bloque de código o un método sea accedido por un solo hilo a la vez, evitando condiciones de carrera.</text:p>
      <text:p text:style-name="P9"><text:span text:style-name="T3">Ejemplo práctico:</text:span> Implementar <text:span text:style-name="T12">synchronized</text:span> para evitar condiciones de carrera:</text:p>
      <text:p text:style-name="P11"/>
      <table:table table:name="Table6" table:style-name="Table6">
        <table:table-column table:style-name="Table6.A"/>
        <table:table-row table:style-name="Table6.1">
          <table:table-cell table:style-name="Table6.A1" office:value-type="string">
            <text:p text:style-name="P1"><text:span text:style-name="T13">class Contador {</text:span></text:p>
            <text:p text:style-name="P1"><text:span text:style-name="T13"><text:s text:c="4"/>private int cuenta = 0;</text:span></text:p>
            <text:p text:style-name="P3"/>
            <text:p text:style-name="P1"><text:span text:style-name="T13"><text:s text:c="4"/>public synchronized void incrementar() {</text:span></text:p>
            <text:p text:style-name="P1"><text:span text:style-name="T13"><text:s text:c="8"/>cuenta++;</text:span></text:p>
            <text:p text:style-name="P1"><text:span text:style-name="T13"><text:s text:c="4"/>}</text:span></text:p>
            <text:p text:style-name="P3"/>
            <text:p text:style-name="P1"><text:span text:style-name="T13"><text:s text:c="4"/>public int getCuenta() {</text:span></text:p>
            <text:p text:style-name="P1"><text:span text:style-name="T13"><text:s text:c="8"/>return cuenta;</text:span></text:p>
            <text:p text:style-name="P1"><text:span text:style-name="T13"><text:s text:c="4"/>}</text:span></text:p>
            <text:p text:style-name="P1"><text:span text:style-name="T13">}</text:span></text:p>
            <text:p text:style-name="P3"/>
            <text:p text:style-name="P1"><text:span text:style-name="T13">class HiloContador extends Thread {</text:span></text:p>
            <text:p text:style-name="P1"><text:span text:style-name="T13"><text:s text:c="4"/>private Contador contador;</text:span></text:p>
            <text:p text:style-name="P3"/>
            <text:p text:style-name="P1"><text:span text:style-name="T13"><text:s text:c="4"/>public HiloContador(Contador contador) {</text:span></text:p>
            <text:p text:style-name="P1"><text:span text:style-name="T13"><text:s text:c="8"/>this.contador = contador;</text:span></text:p>
            <text:p text:style-name="P1"><text:span text:style-name="T13"><text:s text:c="4"/>}</text:span></text:p>
            <text:p text:style-name="P3"/>
            <text:p text:style-name="P1"><text:span text:style-name="T13"><text:s text:c="4"/>@Override</text:span></text:p>
            <text:p text:style-name="P1"><text:span text:style-name="T13"><text:s text:c="4"/>public void run() {</text:span></text:p>
            <text:p text:style-name="P1"><text:span text:style-name="T13"><text:s text:c="8"/>for (int i = 0; i &lt; 1000; i++) {</text:span></text:p>
            <text:p text:style-name="P1"><text:span text:style-name="T13"><text:s text:c="12"/>contador.incrementar();</text:span></text:p>
            <text:p text:style-name="P1"><text:span text:style-name="T13"><text:s text:c="8"/>}</text:span></text:p>
            <text:p text:style-name="P1"><text:span text:style-name="T13"><text:s text:c="4"/>}</text:span></text:p>
            <text:p text:style-name="P3"/>
            <text:p text:style-name="P1"><text:span text:style-name="T13"><text:s text:c="4"/>public static void main(String[] args) throws InterruptedException {</text:span></text:p>
            <text:p text:style-name="P1"><text:span text:style-name="T13"><text:s text:c="8"/>Contador contador = new Contador();</text:span></text:p>
            <text:p text:style-name="P1"><text:span text:style-name="T13"><text:s text:c="8"/>HiloContador hilo1 = new HiloContador(contador);</text:span></text:p>
            <text:p text:style-name="P1"><text:span text:style-name="T13"><text:s text:c="8"/>HiloContador hilo2 = new HiloContador(contador);</text:span></text:p>
            <text:p text:style-name="P1"><text:span text:style-name="T13"><text:s text:c="8"/>hilo1.start();</text:span></text:p>
            <text:p text:style-name="P1"><text:span text:style-name="T13"><text:s text:c="8"/>hilo2.start();</text:span></text:p>
            <text:p text:style-name="P1"><text:span text:style-name="T13"><text:s text:c="8"/>hilo1.join();</text:span></text:p>
            <text:p text:style-name="P1"><text:span text:style-name="T13"><text:s text:c="8"/>hilo2.join();</text:span></text:p>
            <text:p text:style-name="P1"><text:span text:style-name="T13"><text:s text:c="8"/>System.out.println("Valor final del contador: " + contador.getCuenta());</text:span></text:p>
            <text:p text:style-name="P1"><text:span text:style-name="T13"><text:s text:c="4"/>}</text:span></text:p>
            <text:p text:style-name="P1"><text:span text:style-name="T13">}</text:span></text:p>
          </table:table-cell>
        </table:table-row>
      </table:table>
      <text:p text:style-name="P9">En este ejemplo, <text:span text:style-name="T12">incrementar()</text:span> es un método sincronizado, lo que garantiza que solo un hilo pueda modificar <text:span text:style-name="T12">cuenta</text:span> a la vez.</text:p>
      <text:p text:style-name="P9"/>
      <table:table table:name="Table7" table:style-name="Table7">
        <table:table-column table:style-name="Table7.A"/>
        <table:table-row table:style-name="Table7.1">
          <table:table-cell table:style-name="Table7.A1" office:value-type="string">
            <text:p text:style-name="P9"><text:span text:style-name="T3">SynchronizedThreadExample<text:line-break/></text:span><text:span text:style-name="T20">com.mymodule.serviceprocessprogramming.ut1_concurrent_programming.examples.SynchronizedThreadExample</text:span></text:p>
          </table:table-cell>
        </table:table-row>
        <table:table-row table:style-name="Table7.1">
          <table:table-cell table:style-name="Table7.A2" office:value-type="string">
            <text:p text:style-name="P9"><text:span text:style-name="T17">Para poder observar la diferencia entre la ejecución de bloques sincronizados y no sincronizados en tu código, puedes modificar la clase </text:span><text:span text:style-name="T14">Counter</text:span><text:span text:style-name="T17"> para que incluya tanto un método sincronizado como uno no sincronizado. Luego, puedes comparar cómo afecta la sincronización al resultado final.</text:span></text:p>
            <text:p text:style-name="P9"><text:span text:style-name="T17">La razón por la cual el valor del contador siempre es 2000 en tu ejemplo original es porque la operación de incremento está sincronizada, lo que previene cualquier condición de carrera entre los dos hilos. Si no se usa la sincronización, podrían ocurrir inconsistencias en el valor final del contador debido a que múltiples hilos podrían modificarlo simultáneamente.</text:span></text:p>
            <text:p text:style-name="P9"><text:span text:style-name="T17">Te propongo el siguiente enfoque para que los alumnos puedan observar esta diferencia:</text:span></text:p>
            <text:list xml:id="list15818547" text:style-name="WWNum34">
              <text:list-item>
                <text:p text:style-name="P24"><text:span text:style-name="T18">Añadir un método no sincronizado</text:span><text:span text:style-name="T17">: Se añadirá un método de incremento que no esté sincronizado para ver cómo se produce una condición de carrera.</text:span></text:p>
              </text:list-item>
              <text:list-item>
                <text:p text:style-name="P68"><text:span text:style-name="T18">Opcionalidad de sincronización</text:span><text:span text:style-name="T17">: Daremos la opción de utilizar el método sincronizado o no sincronizado para comparar los resultados.</text:span></text:p>
              </text:list-item>
            </text:list>
            <text:p text:style-name="P10"/>
            <text:p text:style-name="P9"><text:span text:style-name="T19">Cambio sugerido</text:span></text:p>
            <text:p text:style-name="P9"><text:span text:style-name="T18">Observar la diferencia</text:span><text:span text:style-name="T17">: Ejecuta el programa con el método `increment()` no sincronizado (comentando la palabra clave `synchronized`) y observa cómo se producen condiciones de carrera. Discute con tus compañeros los resultados inesperados obtenidos y cómo la sincronización previene estos problemas.</text:span></text:p>
            <text:p text:style-name="P9"><text:span text:style-name="T18">Modificar el número de hilos o iteraciones</text:span><text:span text:style-name="T17">: Probar con más hilos o más iteraciones para ver cómo el problema de la sincronización se vuelve más crítico en situaciones con mayor carga de trabajo. Por ejemplo, en vez de 1000 en cada bucle se puede pasar a 10000 y ahí los valores de una y otra versión (sincronizada y no sincronizada) son evidentes.</text:span></text:p>
            <text:p text:style-name="P9"><text:span text:style-name="T18">Ejercicio adicional</text:span><text:span text:style-name="T17">: </text:span></text:p>
            <text:p text:style-name="P10"/>
            <text:p text:style-name="P106"><text:bookmark text:name="_183tq124cgge"/><text:span text:style-name="T8">Explicación del código modificado</text:span></text:p>
            <text:list xml:id="list1124486221" text:style-name="WWNum2">
              <text:list-item>
                <text:p text:style-name="P25"><text:span text:style-name="T18">Dos métodos de incremento</text:span><text:span text:style-name="T17">:</text:span></text:p>
                <text:list>
                  <text:list-item>
                    <text:p text:style-name="P91"><text:span text:style-name="T14">incrementSynchronized()</text:span><text:span text:style-name="T17">: este método está sincronizado para evitar condiciones de carrera.</text:span></text:p>
                  </text:list-item>
                  <text:list-item>
                    <text:p text:style-name="P91"><text:span text:style-name="T14">incrementNonSynchronized()</text:span><text:span text:style-name="T17">: este método no está sincronizado, lo que significa que múltiples hilos pueden acceder a él al mismo tiempo, lo que puede generar resultados incorrectos.</text:span></text:p>
                  </text:list-item>
                </text:list>
              </text:list-item>
              <text:list-item>
                <text:p text:style-name="P46"><text:span text:style-name="T18">Comparación de resultados</text:span><text:span text:style-name="T17">:</text:span></text:p>
                <text:list>
                  <text:list-item>
                    <text:p text:style-name="P91"><text:span text:style-name="T17">Se crean dos conjuntos de hilos:</text:span></text:p>
                    <text:list>
                      <text:list-item>
                        <text:p text:style-name="P102"><text:span text:style-name="T17">Los primeros dos hilos utilizan el método no sincronizado (</text:span><text:span text:style-name="T14">incrementNonSynchronized()</text:span><text:span text:style-name="T17">), lo que debería mostrar inconsistencias en el valor final del contador debido a las condiciones de carrera.</text:span></text:p>
                      </text:list-item>
                      <text:list-item>
                        <text:p text:style-name="P102"><text:span text:style-name="T17">Los segundos dos hilos utilizan el método sincronizado (</text:span><text:span text:style-name="T14">incrementSynchronized()</text:span><text:span text:style-name="T17">), lo que garantiza que el valor final sea correcto.</text:span></text:p>
                      </text:list-item>
                    </text:list>
                  </text:list-item>
                </text:list>
              </text:list-item>
              <text:list-item>
                <text:p text:style-name="P46"><text:span text:style-name="T18">Salida esperada</text:span><text:span text:style-name="T17">:</text:span></text:p>
                <text:list>
                  <text:list-item>
                    <text:p text:style-name="P91"><text:span text:style-name="T18">Sin sincronización</text:span><text:span text:style-name="T17">: El valor final del contador probablemente será menor a 2000, ya que los hilos están sobreescribiendo el valor en lugar de incrementar correctamente debido a las condiciones de carrera.</text:span></text:p>
                  </text:list-item>
                  <text:list-item>
                    <text:p text:style-name="P97"><text:span text:style-name="T18">Con sincronización</text:span><text:span text:style-name="T17">: El valor final del contador será 2000, ya que el acceso al recurso compartido está controlado y sincronizado correctamente.</text:span></text:p>
                  </text:list-item>
                </text:list>
              </text:list-item>
            </text:list>
            <text:p text:style-name="P9"><text:span text:style-name="T17">La versión final de esta modificación se encuentra en<text:line-break/></text:span><text:span text:style-name="T20">com.mymodule.serviceprocessprogramming.ut1_concurrent_programming.exercises.SynchronizedThreadExampleModified</text:span></text:p>
          </table:table-cell>
        </table:table-row>
      </table:table>
      <text:p text:style-name="P110"><text:bookmark text:name="_k5a9g2qftw2n"/><text:span text:style-name="T7">4.3. Métodos </text:span><text:span text:style-name="T10">wait()</text:span><text:span text:style-name="T7"> y </text:span><text:span text:style-name="T10">notify()</text:span><text:span text:style-name="T7"> para la Comunicación entre Hilos</text:span></text:p>
      <text:p text:style-name="P9">Los métodos <text:span text:style-name="T12">wait()</text:span> y <text:span text:style-name="T12">notify()</text:span> permiten que un hilo espere hasta que otro hilo complete su tarea. Estos métodos deben utilizarse dentro de un bloque sincronizado.</text:p>
      <text:p text:style-name="P9"><text:span text:style-name="T3">Ejemplo práctico:</text:span> Implementar <text:span text:style-name="T12">wait()</text:span> y <text:span text:style-name="T12">notify()</text:span> para la coordinación entre hilos:</text:p>
      <table:table table:name="Table8" table:style-name="Table8">
        <table:table-column table:style-name="Table8.A"/>
        <table:table-row table:style-name="Table8.1">
          <table:table-cell table:style-name="Table8.A1" office:value-type="string">
            <text:p text:style-name="P1"><text:span text:style-name="T13">class Contenedor {</text:span></text:p>
            <text:p text:style-name="P1"><text:span text:style-name="T13"><text:s text:c="4"/>private boolean listo = false;</text:span></text:p>
            <text:p text:style-name="P3"/>
            <text:p text:style-name="P1"><text:span text:style-name="T13"><text:s text:c="4"/>public synchronized void producir() throws InterruptedException {</text:span></text:p>
            <text:p text:style-name="P1"><text:span text:style-name="T13"><text:s text:c="8"/>listo = true;</text:span></text:p>
            <text:p text:style-name="P1"><text:span text:style-name="T13"><text:s text:c="8"/>notify(); // Notificar al consumidor</text:span></text:p>
            <text:p text:style-name="P1"><text:span text:style-name="T13"><text:s text:c="4"/>}</text:span></text:p>
            <text:p text:style-name="P3"/>
            <text:p text:style-name="P1"><text:span text:style-name="T13"><text:s text:c="4"/>public synchronized void consumir() throws InterruptedException {</text:span></text:p>
            <text:p text:style-name="P1"><text:span text:style-name="T13"><text:s text:c="8"/>while (!listo) {</text:span></text:p>
            <text:p text:style-name="P1"><text:span text:style-name="T13"><text:s text:c="12"/>wait(); // Esperar hasta que el productor notifique</text:span></text:p>
            <text:p text:style-name="P1"><text:span text:style-name="T13"><text:s text:c="8"/>}</text:span></text:p>
            <text:p text:style-name="P1"><text:span text:style-name="T13"><text:s text:c="8"/>System.out.println("Consumo realizado");</text:span></text:p>
            <text:p text:style-name="P1"><text:span text:style-name="T13"><text:s text:c="4"/>}</text:span></text:p>
            <text:p text:style-name="P1"><text:span text:style-name="T13">}</text:span></text:p>
          </table:table-cell>
        </table:table-row>
      </table:table>
      <text:p text:style-name="P9">Este ejemplo ilustra la coordinación entre dos hilos mediante los métodos <text:span text:style-name="T12">wait()</text:span> y <text:span text:style-name="T12">notify()</text:span>. Está basado en un patrón <text:span text:style-name="T3">Productor-Consumidor</text:span>, en el cual un hilo (el <text:span text:style-name="T3">productor</text:span>) realiza una tarea y, una vez completada, notifica a otro hilo (el <text:span text:style-name="T3">consumidor</text:span>) que puede continuar con su trabajo.</text:p>
      <text:p text:style-name="P106"><text:bookmark text:name="_on2jke4y6ooc"/><text:span text:style-name="T6">Descripción del código:</text:span></text:p>
      <text:list xml:id="list3096700854" text:style-name="WWNum9">
        <text:list-item>
          <text:p text:style-name="P26"><text:span text:style-name="T3">Clase </text:span><text:span text:style-name="T11">Contenedor</text:span>:</text:p>
          <text:list>
            <text:list-item>
              <text:p text:style-name="P92">El objeto <text:span text:style-name="T12">Contenedor</text:span> tiene una variable booleana <text:span text:style-name="T12">listo</text:span> que actúa como una bandera para indicar si el trabajo del productor ha sido realizado o no.</text:p>
            </text:list-item>
            <text:list-item>
              <text:p text:style-name="P92">Los métodos <text:span text:style-name="T12">producir()</text:span> y <text:span text:style-name="T12">consumir()</text:span> están sincronizados para garantizar que solo un hilo pueda acceder a ellos a la vez, evitando condiciones de carrera.</text:p>
            </text:list-item>
          </text:list>
        </text:list-item>
        <text:list-item>
          <text:p text:style-name="P47"><text:span text:style-name="T3">Método </text:span><text:span text:style-name="T11">producir()</text:span>:</text:p>
          <text:list>
            <text:list-item>
              <text:p text:style-name="P92">Este método simula que el productor está haciendo su tarea. Una vez que ha terminado, cambia el valor de <text:span text:style-name="T12">listo</text:span> a <text:span text:style-name="T12">true</text:span> y llama a <text:span text:style-name="T12">notify()</text:span>, lo que notifica a cualquier hilo que esté esperando en el método <text:span text:style-name="T12">consumir()</text:span> que el productor ha completado su trabajo.</text:p>
            </text:list-item>
          </text:list>
        </text:list-item>
        <text:list-item>
          <text:p text:style-name="P47"><text:soft-page-break/><text:span text:style-name="T3">Método </text:span><text:span text:style-name="T11">consumir()</text:span>:</text:p>
          <text:list>
            <text:list-item>
              <text:p text:style-name="P98">Este método es utilizado por el consumidor. Cuando el consumidor quiere acceder al recurso, verifica si <text:span text:style-name="T12">listo</text:span> es <text:span text:style-name="T12">false</text:span>. Si es así, el consumidor entra en espera mediante el método <text:span text:style-name="T12">wait()</text:span>, bloqueando su ejecución hasta que el productor notifique que el trabajo está listo. Cuando se llama a <text:span text:style-name="T12">notify()</text:span> desde el productor, el consumidor sale del estado de espera y continúa su ejecución, consumiendo el recurso.</text:p>
            </text:list-item>
          </text:list>
        </text:list-item>
      </text:list>
      <text:p text:style-name="P106"><text:bookmark text:name="_78l1ctifdiim"/><text:span text:style-name="T6">Explicación del flujo:</text:span></text:p>
      <text:list xml:id="list1245649008" text:style-name="WWNum28">
        <text:list-item>
          <text:p text:style-name="P27"><text:span text:style-name="T3">Hilo productor</text:span>:</text:p>
          <text:list>
            <text:list-item>
              <text:p text:style-name="P93">Llena o prepara un recurso (en este caso simplemente cambia la bandera <text:span text:style-name="T12">listo</text:span> a <text:span text:style-name="T12">true</text:span>).</text:p>
            </text:list-item>
            <text:list-item>
              <text:p text:style-name="P93">Después de terminar su trabajo, llama a <text:span text:style-name="T12">notify()</text:span> para avisar al hilo consumidor de que puede continuar.</text:p>
            </text:list-item>
          </text:list>
        </text:list-item>
        <text:list-item>
          <text:p text:style-name="P48"><text:span text:style-name="T3">Hilo consumidor</text:span>:</text:p>
          <text:list>
            <text:list-item>
              <text:p text:style-name="P93">Cuando el hilo consumidor intenta acceder al recurso, si el recurso no está listo (<text:span text:style-name="T12">listo</text:span> es <text:span text:style-name="T12">false</text:span>), se pone en espera con <text:span text:style-name="T12">wait()</text:span>.</text:p>
            </text:list-item>
            <text:list-item>
              <text:p text:style-name="P99">Una vez que el hilo productor llama a <text:span text:style-name="T12">notify()</text:span>, el hilo consumidor sale de la espera y continúa con su tarea (en este caso, imprime "Consumo realizado").</text:p>
            </text:list-item>
          </text:list>
        </text:list-item>
      </text:list>
      <text:p text:style-name="P106"><text:bookmark text:name="_mlfro5ap3d5"/><text:span text:style-name="T6">Comportamiento esperado:</text:span></text:p>
      <text:list xml:id="list3611968230" text:style-name="WWNum20">
        <text:list-item>
          <text:p text:style-name="P28">Si el consumidor intenta acceder al recurso antes de que el productor lo prepare, se quedará esperando (<text:span text:style-name="T12">wait()</text:span>) hasta que el productor complete su tarea y notifique (<text:span text:style-name="T12">notify()</text:span>).</text:p>
        </text:list-item>
        <text:list-item>
          <text:p text:style-name="P69">Una vez que el productor ha completado su tarea, el consumidor reanuda su ejecución y consume el recurso.</text:p>
        </text:list-item>
      </text:list>
      <text:p text:style-name="P9"/>
      <table:table table:name="Table9" table:style-name="Table9">
        <table:table-column table:style-name="Table9.A"/>
        <table:table-row table:style-name="Table9.1">
          <table:table-cell table:style-name="Table9.A1" office:value-type="string">
            <text:p text:style-name="P9"><text:span text:style-name="T3">ThreadCoordinationExample<text:line-break/></text:span><text:span text:style-name="T20">com.mymodule.serviceprocessprogramming.ut1_concurrent_programming.examples.ThreadCoordinationExample</text:span></text:p>
          </table:table-cell>
        </table:table-row>
        <table:table-row table:style-name="Table9.1">
          <table:table-cell table:style-name="Table9.A2" office:value-type="string">
            <text:p text:style-name="P9"><text:span text:style-name="T17">El problema en este ejemplo es que el hilo del lector (</text:span><text:span text:style-name="T14">MessageReader</text:span><text:span text:style-name="T17">) podría estar esperando antes de que el escritor (</text:span><text:span text:style-name="T14">MessageWriter</text:span><text:span text:style-name="T17">) haya enviado la notificación con </text:span><text:span text:style-name="T14">notify()</text:span><text:span text:style-name="T17">. Esto se debe a que el hilo lector se pone en espera (con </text:span><text:span text:style-name="T14">wait()</text:span><text:span text:style-name="T17">) antes de que el escritor haya escrito y notificado el mensaje, lo que causa que el lector no reciba la notificación y se quede bloqueado.</text:span></text:p>
            <text:p text:style-name="P9"><text:span text:style-name="T17">Para solucionar esto y poder observar la diferencia entre usar los métodos de sincronización como </text:span><text:span text:style-name="T14">wait()</text:span><text:span text:style-name="T17"> y </text:span><text:span text:style-name="T14">notify()</text:span><text:span text:style-name="T17">, se puede realizar una serie de ajustes que faciliten la coordinación entre los hilos:</text:span></text:p>
            <text:p text:style-name="P108"><text:bookmark text:name="_16pqz9nuk19s"/><text:span text:style-name="T6">Ajustes propuestos</text:span></text:p>
            <text:list xml:id="list3855239263" text:style-name="WWNum24">
              <text:list-item>
                <text:p text:style-name="P29"><text:span text:style-name="T18">Uso de un bucle </text:span><text:span text:style-name="T15">while</text:span><text:span text:style-name="T18"> para verificar si hay un mensaje disponible</text:span><text:span text:style-name="T17">: De esta manera, el lector comprueba si el mensaje está disponible antes de salir de la espera, lo cual es una buena práctica en el uso de </text:span><text:span text:style-name="T14">wait()</text:span><text:span text:style-name="T17"> y </text:span><text:span text:style-name="T14">notify()</text:span><text:span text:style-name="T17">.</text:span></text:p>
              </text:list-item>
              <text:list-item>
                <text:p text:style-name="P49"><text:span text:style-name="T18">Sincronización adecuada de los métodos de escritura y lectura</text:span><text:span text:style-name="T17">: Garantizamos que los métodos que manipulan el estado compartido (</text:span><text:span text:style-name="T14">Message</text:span><text:span text:style-name="T17">) estén sincronizados correctamente.</text:span></text:p>
              </text:list-item>
              <text:list-item>
                <text:p text:style-name="P70"><text:span text:style-name="T18">Simulación sin </text:span><text:span text:style-name="T15">wait()</text:span><text:span text:style-name="T18"> y </text:span><text:span text:style-name="T15">notify()</text:span><text:span text:style-name="T17">: Puedes proponer que los alumnos modifiquen el código para no usar estos métodos y verán cómo se comporta sin la sincronización adecuada, lo que genera condiciones de carrera.</text:span></text:p>
              </text:list-item>
            </text:list>
            <text:p text:style-name="P108"><text:bookmark text:name="_xdg7qg56uudy"/><text:span text:style-name="T6">Modificación sugerida</text:span></text:p>
            <text:list xml:id="list3774988407" text:style-name="WWNum5">
              <text:list-item>
                <text:p text:style-name="P30"><text:span text:style-name="T18">Desactivar </text:span><text:span text:style-name="T15">wait()</text:span><text:span text:style-name="T18"> y </text:span><text:span text:style-name="T15">notify()</text:span><text:span text:style-name="T17">: Los alumnos pueden eliminar el uso de </text:span><text:span text:style-name="T14">wait()</text:span><text:span text:style-name="T17"> y </text:span><text:span text:style-name="T14">notify()</text:span><text:span text:style-name="T17"> para ver cómo los hilos se ejecutan sin coordinación, lo que puede provocar que el lector intente leer el mensaje antes de que esté disponible.<text:line-break/>Para hacer esto, simplemente pueden comentar las líneas donde se usa </text:span><text:span text:style-name="T14">message.wait()</text:span><text:span text:style-name="T17"> y </text:span><text:span text:style-name="T14">message.notify()</text:span><text:span text:style-name="T17">, y observarán que el lector se bloquea indefinidamente o bien no logra leer el mensaje correctamente.</text:span></text:p>
              </text:list-item>
              <text:list-item>
                <text:p text:style-name="P50"><text:span text:style-name="T18">Cambiar el orden de los hilos</text:span><text:span text:style-name="T17">: Pueden iniciar primero el hilo lector y luego el hilo escritor, lo que les ayudará a visualizar cómo el uso de </text:span><text:span text:style-name="T14">wait()</text:span><text:span text:style-name="T17"> y </text:span><text:span text:style-name="T14">notify()</text:span><text:span text:style-name="T17"> permite coordinar correctamente las acciones de lectura y escritura.</text:span></text:p>
              </text:list-item>
              <text:list-item>
                <text:p text:style-name="P71"><text:span text:style-name="T18">Introducir más hilos</text:span><text:span text:style-name="T17">: Pueden agregar múltiples hilos de lectura y escritura, y observar el comportamiento de la coordinación con métodos como </text:span><text:span text:style-name="T14">notifyAll()</text:span><text:span text:style-name="T17"> para despertar a todos los hilos lectores.</text:span></text:p>
              </text:list-item>
            </text:list>
            <text:p text:style-name="P108"><text:bookmark text:name="_2rdrgaidcyz1"/><text:span text:style-name="T6">Salida esperada</text:span></text:p>
            <text:p text:style-name="P101"><text:span text:style-name="T18">Con </text:span><text:span text:style-name="T15">wait()</text:span><text:span text:style-name="T18"> y </text:span><text:span text:style-name="T15">notify()</text:span><text:span text:style-name="T17">: El lector debería recibir la notificación correctamente y mostrar el mensaje.<text:line-break/></text:span><text:span text:style-name="T14">Writing message: Hello from Writer!<text:line-break/>Reader is waiting for the message…<text:line-break/>Read message: Hello from Writer!</text:span></text:p>
            <text:p text:style-name="P101"><text:span text:style-name="T18">Sin </text:span><text:span text:style-name="T15">wait()</text:span><text:span text:style-name="T18"> y </text:span><text:span text:style-name="T15">notify()</text:span><text:span text:style-name="T17">: En muchos casos, el lector intentará leer antes de que el mensaje esté disponible, lo que puede llevar a la ausencia de la lectura del mensaje o a un valor incorrecto.</text:span></text:p>
            <text:p text:style-name="P9"><text:span text:style-name="T17">Este ejercicio les permitirá entender cómo la coordinación entre hilos es esencial para el acceso seguro y controlado a los recursos compartidos.</text:span></text:p>
            <text:p text:style-name="P9"><text:span text:style-name="T21">Explicación paso a paso del flujo anterior</text:span></text:p>
            <text:p text:style-name="P9">1. El hilo productor ejecuta el método `producir()`, que simula la producción de un recurso, cambia la bandera `listo` a `true` y llama a `notify()`, avisando al hilo consumidor que puede continuar.</text:p>
            <text:p text:style-name="P9">2. El hilo consumidor está esperando en el método `consumir()`, bloqueado por `wait()`. Cuando recibe la notificación (`notify()`), sale del estado de espera y comprueba que el recurso está disponible (`listo = true`), consumiéndolo.</text:p>
            <text:p text:style-name="P9">3. Si el consumidor intenta consumir antes de que el productor haya producido el recurso, se quedará esperando hasta recibir la notificación.</text:p>
            <text:p text:style-name="P9"><text:span text:style-name="T17">La versión final de esta modificación se encuentra en<text:line-break/></text:span><text:span text:style-name="T22">com.mymodule.serviceprocessprogramming.ut1_concurrent_programming.exercises.ThreadCoordinationExampleModified_v1</text:span></text:p>
            <text:p text:style-name="P9"><text:span text:style-name="T17">Hay una segunda versión donde se añade más de un writer (escritor) para observar la diferencia entre notify() y notifyAll(). Se puede cambiar entre ambas instrucciones para ver la diferencia:<text:line-break/></text:span><text:span text:style-name="T22">com.mymodule.serviceprocessprogramming.ut1_concurrent_programming.exercises.ThreadCoordinationExampleModified_v2</text:span></text:p>
          </table:table-cell>
        </table:table-row>
        <table:table-row table:style-name="Table9.1">
          <table:table-cell table:style-name="Table9.A2" office:value-type="string">
            <text:p text:style-name="P9"><text:span text:style-name="T21">Extensión de ejemplo</text:span></text:p>
            <text:p text:style-name="P9"><text:span text:style-name="T17">Introduce varios hilos consumidores y utiliza `notifyAll()` en lugar de `notify()` en el método `producir()` para que todos los hilos consumidores reciban la notificación y puedan continuar su ejecución. Esto es útil en situaciones donde múltiples hilos están esperando el mismo recurso.</text:span></text:p>
          </table:table-cell>
        </table:table-row>
      </table:table>
      <text:p text:style-name="P4"/>
      <text:p text:style-name="P1"/>
      <text:p text:style-name="P1"><text:span text:style-name="T3">4.4 Depuración de Programas Concurrentes</text:span></text:p>
      <text:p text:style-name="P1">La depuración de programas concurrentes es compleja debido a la interacción no determinista entre los hilos. Un mismo programa puede ejecutarse con diferentes resultados dependiendo del orden en que los hilos acceden a los recursos compartidos. Esto puede dificultar la identificación de condiciones de carrera o bloqueos.</text:p>
      <text:p text:style-name="P1"><text:s text:c="2"/></text:p>
      <text:p text:style-name="P1"><text:soft-page-break/>Para facilitar la depuración, se recomienda utilizar:</text:p>
      <text:list xml:id="list1256186250" text:style-name="WWNum21">
        <text:list-item>
          <text:p text:style-name="P84">Logs: Imprimir mensajes en momentos clave para seguir el flujo de ejecución de cada hilo.</text:p>
        </text:list-item>
        <text:list-item>
          <text:p text:style-name="P84">Herramientas específicas: Utilizar depuradores con soporte para programación concurrente que permitan pausar y observar el comportamiento de los hilos.</text:p>
        </text:list-item>
      </text:list>
      <text:p text:style-name="P1"><text:s text:c="2"/></text:p>
      <text:p text:style-name="P1">Entender estos problemas puede mejorar significativamente las habilidades de depuración y programación concurrente.</text:p>
      <text:p text:style-name="P1"/>
      <text:p text:style-name="P1"/>
      <text:p text:style-name="P106"><text:bookmark text:name="_p3pq8abtr8g"/><text:span text:style-name="T6">5. Virtual Threads (Java Loom)</text:span></text:p>
      <text:p text:style-name="P9">Java Loom introduce los <text:span text:style-name="T3">Virtual Threads</text:span>, una nueva implementación de hilos en Java diseñada para crear miles de hilos de manera eficiente y con un coste menor en comparación con los hilos tradicionales. Esto es particularmente útil en aplicaciones que requieren manejar grandes volúmenes de tareas concurrentes, como servidores web, aplicaciones distribuidas o simulaciones. A diferencia de los hilos tradicionales, los <text:span text:style-name="T3">Virtual Threads</text:span> no dependen del sistema operativo, lo que los hace más ligeros y fáciles de gestionar, permitiendo una mejor escalabilidad y evitando los problemas de rendimiento típicos.</text:p>
      <text:p text:style-name="P9">Ver: <text:a xlink:type="simple" xlink:href="https://medium.com/@avinashsingh1152/thread-vs-virtual-thread-in-java-unraveling-the-differences-728de6eaa02d" text:style-name="ListLabel_20_307" text:visited-style-name="ListLabel_20_307"><text:span text:style-name="T23">https://medium.com/@avinashsingh1152/thread-vs-virtual-thread-in-java-unraveling-the-differences-728de6eaa02d</text:span></text:a> </text:p>
      <text:p text:style-name="P110"><text:bookmark text:name="_vdj52um67pf"/><text:span text:style-name="T7">5.2 Ejemplo: Creación de un Virtual Thread</text:span></text:p>
      <text:p text:style-name="P9">En este ejemplo, se crea y ejecuta un hilo virtual que imprime un mensaje en la consola.</text:p>
      <table:table table:name="Table10" table:style-name="Table10">
        <table:table-column table:style-name="Table10.A"/>
        <table:table-row table:style-name="Table10.1">
          <table:table-cell table:style-name="Table10.A1" office:value-type="string">
            <text:p text:style-name="P1"><text:span text:style-name="T13">public class VirtualThreadExample {</text:span></text:p>
            <text:p text:style-name="P1"><text:span text:style-name="T13"><text:s text:c="4"/>public static void main(String[] args) {</text:span></text:p>
            <text:p text:style-name="P1"><text:span text:style-name="T13"><text:s text:c="8"/>Thread.startVirtualThread(() -&gt; {</text:span></text:p>
            <text:p text:style-name="P1"><text:span text:style-name="T13"><text:s text:c="12"/>System.out.println("Virtual thread running");</text:span></text:p>
            <text:p text:style-name="P1"><text:span text:style-name="T13"><text:s text:c="8"/>});</text:span></text:p>
            <text:p text:style-name="P1"><text:span text:style-name="T13"><text:s text:c="4"/>}</text:span></text:p>
            <text:p text:style-name="P1"><text:span text:style-name="T13">}</text:span></text:p>
          </table:table-cell>
        </table:table-row>
      </table:table>
      <text:p text:style-name="P1"/>
      <text:p text:style-name="P9">Este código demuestra cómo se puede crear un hilo virtual en Java utilizando <text:span text:style-name="T12">Thread.startVirtualThread()</text:span>.</text:p>
      <text:p text:style-name="P9"/>
      <table:table table:name="Table11" table:style-name="Table11">
        <table:table-column table:style-name="Table11.A"/>
        <table:table-row table:style-name="Table11.1">
          <table:table-cell table:style-name="Table11.A1" office:value-type="string">
            <text:p text:style-name="P9"><text:span text:style-name="T3">VirtualThreadExample<text:line-break/></text:span><text:span text:style-name="T16">com.mymodule.serviceprocessprogramming.ut1_concurrent_programming.examples.VirtualThreadExample</text:span></text:p>
          </table:table-cell>
        </table:table-row>
        <table:table-row table:style-name="Table11.1">
          <table:table-cell table:style-name="Table11.A2" office:value-type="string">
            <text:p text:style-name="P9"><text:span text:style-name="T14">Thread.startVirtualThread()</text:span><text:span text:style-name="T17"> crea un hilo virtual que no está vinculado directamente al sistema operativo, lo que permite una mayor eficiencia en aplicaciones concurrentes de gran escala. La ejecución de varias tareas concurrentes en hilos virtuales es más eficiente en cuanto a consumo de recursos en comparación con los hilos tradicionales.</text:span></text:p>
            <text:p text:style-name="P9"><text:span text:style-name="T17">En el ejemplo proporcionado, los hilos virtuales están funcionando, pero es posible que el programa principal esté finalizando antes de que los hilos tengan tiempo de imprimir sus mensajes. Esto se debe a que los hilos virtuales no bloquean el flujo del programa principal a menos que se espere explícitamente por su finalización.</text:span></text:p>
            <text:p text:style-name="P9"><text:span text:style-name="T17">Para asegurarte de que los mensajes de los hilos se impriman correctamente, puedes hacer que el programa principal espere hasta que los hilos terminen, por ejemplo, añadiendo </text:span><text:span text:style-name="T14">Thread.sleep()</text:span><text:span text:style-name="T17"> al final del </text:span><text:span text:style-name="T14">main()</text:span><text:span text:style-name="T17"> o usando un mecanismo para unirse a los hilos.</text:span></text:p>
            <text:p text:style-name="P9"><text:span text:style-name="T17">La versión final de esta modificación se encuentra en<text:line-break/></text:span><text:span text:style-name="T20">com.mymodule.serviceprocessprogramming.ut1_concurrent_programming.exercises.VirtualThreadExampleModified_v01</text:span></text:p>
            <text:p text:style-name="P10"/>
            <text:p text:style-name="P9"><text:span text:style-name="T19">Cambio sugerido</text:span></text:p>
            <text:p text:style-name="P9"><text:span text:style-name="T17">En lugar de crear solo dos hilos virtuales, vamos a:</text:span></text:p>
            <text:list xml:id="list3159746060" text:style-name="WWNum32">
              <text:list-item>
                <text:p text:style-name="P38"><text:span text:style-name="T17">Crear </text:span><text:span text:style-name="T18">10 hilos virtuales</text:span><text:span text:style-name="T17">.</text:span></text:p>
              </text:list-item>
              <text:list-item>
                <text:p text:style-name="P55"><text:span text:style-name="T17">Cada hilo debe realizar dos tareas:</text:span></text:p>
                <text:list>
                  <text:list-item>
                    <text:p text:style-name="P94"><text:span text:style-name="T17">Imprimir su nombre y su número de identificación</text:span></text:p>
                  </text:list-item>
                  <text:list-item>
                    <text:p text:style-name="P94"><text:span text:style-name="T17">Ejecutar una operación matemática simple, como calcular el cuadrado de su número de identificación</text:span></text:p>
                  </text:list-item>
                </text:list>
              </text:list-item>
              <text:list-item>
                <text:p text:style-name="P77"><text:span text:style-name="T17">Los resultados de las operaciones deben imprimirse junto con el nombre del hilo</text:span></text:p>
              </text:list-item>
            </text:list>
            <text:p text:style-name="P9"><text:span text:style-name="T17">Este ejercicio ayudará a comprender mejor la ejecución concurrente y cómo gestionar múltiples tareas simultáneamente con hilos virtuales.</text:span></text:p>
            <text:p text:style-name="P106"><text:bookmark text:name="_bne3vw25tf2x"/><text:span text:style-name="T8">Explicación de los cambios</text:span></text:p>
            <text:p text:style-name="P9"><text:span text:style-name="T17">Ciclo para crear 10 hilos:</text:span></text:p>
            <text:list xml:id="list743532940" text:style-name="WWNum31">
              <text:list-item>
                <text:p text:style-name="P81"><text:span text:style-name="T17">Se ha introducido un bucle </text:span><text:span text:style-name="T14">for</text:span><text:span text:style-name="T17"> para crear 10 hilos virtuales. Cada iteración del ciclo asigna una tarea a un hilo virtual, identificando el hilo con un número de identificación (</text:span><text:span text:style-name="T14">taskId</text:span><text:span text:style-name="T17">).</text:span></text:p>
              </text:list-item>
            </text:list>
            <text:p text:style-name="P9"><text:span text:style-name="T17">Operación matemática:</text:span></text:p>
            <text:list xml:id="list915702554" text:style-name="WWNum1">
              <text:list-item>
                <text:p text:style-name="P82"><text:span text:style-name="T17">Cada hilo ahora calcula el cuadrado de su número de identificación y lo imprime junto con su nombre, agregando una tarea útil a cada hilo.</text:span></text:p>
              </text:list-item>
            </text:list>
            <text:p text:style-name="P9"><text:span text:style-name="T14">join()</text:span><text:span text:style-name="T17"> por cada hilo:</text:span></text:p>
            <text:list xml:id="list1050275068" text:style-name="WWNum29">
              <text:list-item>
                <text:p text:style-name="P83"><text:span text:style-name="T17">El método </text:span><text:span text:style-name="T14">join()</text:span><text:span text:style-name="T17"> se invoca en cada hilo para asegurar que el programa espere a que el hilo termine antes de iniciar el siguiente.</text:span></text:p>
              </text:list-item>
            </text:list>
            <text:p text:style-name="P9"><text:span text:style-name="T17">La versión final de esta modificación se encuentra en<text:line-break/></text:span><text:span text:style-name="T20">com.mymodule.serviceprocessprogramming.ut1_concurrent_programming.exercises.VirtualThreadExampleModified_v02</text:span></text:p>
          </table:table-cell>
        </table:table-row>
      </table:table>
      <text:p text:style-name="P1"/>
      <text:p text:style-name="P106"><text:bookmark text:name="_oprxlzw8n0eo"/><text:span text:style-name="T6">6. Interrupción de Hilos</text:span></text:p>
      <text:p text:style-name="P9">En la programación concurrente, es común que necesitemos detener un hilo antes de que finalice su tarea. Esto se logra utilizando el método <text:span text:style-name="T12">interrupt()</text:span>. Un hilo puede ser interrumpido mientras está durmiendo (<text:span text:style-name="T12">sleep()</text:span>), esperando (<text:span text:style-name="T12">wait()</text:span>) o ejecutándose. Cuando un hilo es interrumpido durante una operación de suspensión, genera una <text:span text:style-name="T12">InterruptedException</text:span>, lo que permite gestionar la interrupción de forma controlada.</text:p>
      <text:p text:style-name="P9"><text:soft-page-break/></text:p>
      <table:table table:name="Table12" table:style-name="Table12">
        <table:table-column table:style-name="Table12.A"/>
        <table:table-row table:style-name="Table12.1">
          <table:table-cell table:style-name="Table12.A1" office:value-type="string">
            <text:p text:style-name="P9"><text:span text:style-name="T3">InterruptThreadExample<text:line-break/></text:span><text:span text:style-name="T16">com.mymodule.serviceprocessprogramming.ut1_concurrent_programming.examples.InterruptThreadExample</text:span></text:p>
          </table:table-cell>
        </table:table-row>
        <table:table-row table:style-name="Table12.1">
          <table:table-cell table:style-name="Table12.A2" office:value-type="string">
            <text:p text:style-name="P9">En este ejemplo, un hilo ejecuta un bucle y es interrumpido después de unos segundos, lo que detiene su ejecución antes de que finalice.</text:p>
          </table:table-cell>
        </table:table-row>
      </table:table>
      <text:p text:style-name="P9">En este código, se crea un hilo que imprime un contador durante 10 iteraciones, pero es interrumpido después de 2 segundos, deteniendo su ejecución.</text:p>
      <text:p text:style-name="P9"/>
      <text:p text:style-name="P106"><text:bookmark text:name="_lhyq4u42ph25"/><text:span text:style-name="T6">7. Sincronización Avanzada con ReentrantLock</text:span></text:p>
      <text:p text:style-name="P9"><text:span text:style-name="T12">ReentrantLock</text:span> es una clase de Java que ofrece una forma más flexible de sincronización que el bloque <text:span text:style-name="T12">synchronized</text:span>. A diferencia de este último, <text:span text:style-name="T12">ReentrantLock</text:span> permite <text:span text:style-name="T3">bloquear y desbloquear manualmente</text:span>, dando un control explícito sobre el acceso a recursos compartidos. También soporta funcionalidades adicionales como:</text:p>
      <text:list xml:id="list3928599073" text:style-name="WWNum23">
        <text:list-item>
          <text:p text:style-name="P39"><text:span text:style-name="T3">Bloqueos no bloqueantes</text:span>, donde se intenta adquirir el bloqueo sin esperar.</text:p>
        </text:list-item>
        <text:list-item>
          <text:p text:style-name="P78"><text:span text:style-name="T3">Tiempos de espera</text:span>, para especificar cuánto tiempo esperar antes de abandonar el intento de bloqueo.</text:p>
        </text:list-item>
      </text:list>
      <text:p text:style-name="P9">Aunque Java ha introducido nuevas características como los <text:span text:style-name="T3">Virtual Threads</text:span>, <text:span text:style-name="T12">ReentrantLock</text:span> sigue siendo relevante en situaciones donde se necesita un control más detallado en la sincronización, y no está obsoleto. Esto lo hace útil en aplicaciones que requieren operaciones más complejas con bloqueos, como evitar deadlocks o manejar recursos compartidos en sistemas concurrentes.</text:p>
      <text:p text:style-name="P9"/>
      <text:p text:style-name="P110"><text:bookmark text:name="_f768y9daumco"/><text:span text:style-name="T7">7.2 Ejemplo: Uso de ReentrantLock</text:span></text:p>
      <text:p text:style-name="P9">En este ejemplo, dos hilos intentan acceder a un recurso compartido utilizando <text:span text:style-name="T12">ReentrantLock</text:span> para evitar condiciones de carrera.</text:p>
      <text:p text:style-name="P11"/>
      <table:table table:name="Table13" table:style-name="Table13">
        <table:table-column table:style-name="Table13.A"/>
        <table:table-row table:style-name="Table13.1">
          <table:table-cell table:style-name="Table13.A1" office:value-type="string">
            <text:p text:style-name="P1"><text:span text:style-name="T13">import java.util.concurrent.locks.ReentrantLock;</text:span></text:p>
            <text:p text:style-name="P3"/>
            <text:p text:style-name="P1"><text:span text:style-name="T13">public class ReentrantLockExample {</text:span></text:p>
            <text:p text:style-name="P1"><text:span text:style-name="T13"><text:s text:c="4"/>private final ReentrantLock lock = new ReentrantLock();</text:span></text:p>
            <text:p text:style-name="P1"><text:span text:style-name="T13"><text:s text:c="4"/>private int count = 0;</text:span></text:p>
            <text:p text:style-name="P3"/>
            <text:p text:style-name="P1"><text:span text:style-name="T13"><text:s text:c="4"/>public void increment() {</text:span></text:p>
            <text:p text:style-name="P1"><text:span text:style-name="T13"><text:s text:c="8"/>lock.lock(); <text:s/>// Adquirir el bloqueo</text:span></text:p>
            <text:p text:style-name="P1"><text:span text:style-name="T13"><text:s text:c="8"/>try {</text:span></text:p>
            <text:p text:style-name="P1"><text:span text:style-name="T13"><text:s text:c="12"/>count++;</text:span></text:p>
            <text:p text:style-name="P1"><text:span text:style-name="T13"><text:s text:c="12"/>System.out.println(Thread.currentThread().getName() + " incremented count to: " + count);</text:span></text:p>
            <text:p text:style-name="P1"><text:span text:style-name="T13"><text:s text:c="8"/>} finally {</text:span></text:p>
            <text:p text:style-name="P1"><text:span text:style-name="T13"><text:s text:c="12"/>lock.unlock(); <text:s/>// Liberar el bloqueo</text:span></text:p>
            <text:p text:style-name="P1"><text:span text:style-name="T13"><text:s text:c="8"/>}</text:span></text:p>
            <text:p text:style-name="P1"><text:span text:style-name="T13"><text:s text:c="4"/>}</text:span></text:p>
            <text:p text:style-name="P3"/>
            <text:p text:style-name="P1"><text:span text:style-name="T13"><text:s text:c="4"/>public static void main(String[] args) throws InterruptedException {</text:span></text:p>
            <text:p text:style-name="P1"><text:span text:style-name="T13"><text:s text:c="8"/>ReentrantLockExample example = new ReentrantLockExample();</text:span></text:p>
            <text:p text:style-name="P1"><text:span text:style-name="T13"><text:s text:c="8"/>Thread t1 = new Thread(example::increment, "Thread 1");</text:span></text:p>
            <text:p text:style-name="P1"><text:span text:style-name="T13"><text:s text:c="8"/>Thread t2 = new Thread(example::increment, "Thread 2");</text:span></text:p>
            <text:p text:style-name="P3"/>
            <text:p text:style-name="P1"><text:span text:style-name="T13"><text:s text:c="8"/>t1.start();</text:span></text:p>
            <text:p text:style-name="P1"><text:span text:style-name="T13"><text:s text:c="8"/>t2.start();</text:span></text:p>
            <text:p text:style-name="P3"/>
            <text:p text:style-name="P1"><text:span text:style-name="T13"><text:s text:c="8"/>t1.join();</text:span></text:p>
            <text:p text:style-name="P1"><text:span text:style-name="T13"><text:s text:c="8"/>t2.join();</text:span></text:p>
            <text:p text:style-name="P1"><text:span text:style-name="T13"><text:s text:c="4"/>}</text:span></text:p>
            <text:p text:style-name="P1"><text:span text:style-name="T13">}</text:span></text:p>
          </table:table-cell>
        </table:table-row>
      </table:table>
      <text:p text:style-name="P1"/>
      <text:p text:style-name="P9">Este código utiliza <text:span text:style-name="T12">ReentrantLock</text:span> para garantizar que los hilos no interfieran entre sí al acceder al contador compartido.</text:p>
      <text:p text:style-name="P110"><text:bookmark text:name="_719c3jpiofjz"/><text:span text:style-name="T7">7.3 Modificación para el alumno</text:span></text:p>
      <text:p text:style-name="P9">Modifica el ejemplo para crear <text:span text:style-name="T3">5 hilos</text:span> que incrementen el contador. Asegúrate de que el acceso al contador esté sincronizado usando <text:span text:style-name="T12">ReentrantLock</text:span>.</text:p>
      <text:p text:style-name="P1"><draw:rect text:anchor-type="as-char" style:rel-width="100%" draw:z-index="0" draw:style-name="gr1" draw:text-style-name="P114" svg:width="0.0012in" svg:height="0.0213in"><text:p/></draw:rect></text:p>
      <text:p text:style-name="P106"><text:bookmark text:name="_udrsblcaq2q9"/><text:span text:style-name="T6">8. Callable y Future</text:span></text:p>
      <text:p text:style-name="P9"><text:soft-page-break/><text:span text:style-name="T12">Callable</text:span> es similar a <text:span text:style-name="T12">Runnable</text:span>, pero a diferencia de este, <text:span text:style-name="T12">Callable</text:span> puede devolver un valor después de completar la ejecución y puede lanzar excepciones. <text:span text:style-name="T12">Future</text:span> se utiliza para representar el resultado de una tarea que será ejecutada por un <text:span text:style-name="T12">ExecutorService</text:span>, permitiendo obtener el valor devuelto una vez que la tarea haya terminado.</text:p>
      <text:p text:style-name="P110"><text:bookmark text:name="_lrx9199tnx7w"/><text:span text:style-name="T7">8.2 Ejemplo: Uso de Callable y Future</text:span></text:p>
      <text:p text:style-name="P9">En este ejemplo, usamos <text:span text:style-name="T12">Callable</text:span> para ejecutar una tarea que devuelve un resultado y <text:span text:style-name="T12">Future</text:span> para recuperar ese resultado una vez que la tarea ha finalizado.</text:p>
      <text:p text:style-name="P11"/>
      <table:table table:name="Table14" table:style-name="Table14">
        <table:table-column table:style-name="Table14.A"/>
        <table:table-row table:style-name="Table14.1">
          <table:table-cell table:style-name="Table14.A1" office:value-type="string">
            <text:p text:style-name="P1"><text:span text:style-name="T13">import java.util.concurrent.Callable;</text:span></text:p>
            <text:p text:style-name="P1"><text:span text:style-name="T13">import java.util.concurrent.ExecutorService;</text:span></text:p>
            <text:p text:style-name="P1"><text:span text:style-name="T13">import java.util.concurrent.Executors;</text:span></text:p>
            <text:p text:style-name="P1"><text:span text:style-name="T13">import java.util.concurrent.Future;</text:span></text:p>
            <text:p text:style-name="P3"/>
            <text:p text:style-name="P1"><text:span text:style-name="T13">public class CallableExample {</text:span></text:p>
            <text:p text:style-name="P1"><text:span text:style-name="T13"><text:s text:c="4"/>public static void main(String[] args) throws Exception {</text:span></text:p>
            <text:p text:style-name="P1"><text:span text:style-name="T13"><text:s text:c="8"/>ExecutorService executor = Executors.newSingleThreadExecutor();</text:span></text:p>
            <text:p text:style-name="P1"><text:span text:style-name="T13"><text:s text:c="8"/>Callable&lt;Integer&gt; task = () -&gt; {</text:span></text:p>
            <text:p text:style-name="P1"><text:span text:style-name="T13"><text:s text:c="12"/>Thread.sleep(1000);</text:span></text:p>
            <text:p text:style-name="P1"><text:span text:style-name="T13"><text:s text:c="12"/>return 123;</text:span></text:p>
            <text:p text:style-name="P1"><text:span text:style-name="T13"><text:s text:c="8"/>};</text:span></text:p>
            <text:p text:style-name="P3"/>
            <text:p text:style-name="P1"><text:span text:style-name="T13"><text:s text:c="8"/>Future&lt;Integer&gt; future = executor.submit(task);</text:span></text:p>
            <text:p text:style-name="P1"><text:span text:style-name="T13"><text:s text:c="8"/>System.out.println("Task submitted, waiting for result...");</text:span></text:p>
            <text:p text:style-name="P3"/>
            <text:p text:style-name="P1"><text:span text:style-name="T13"><text:s text:c="8"/>Integer result = future.get(); <text:s/>// Bloquea hasta que el resultado esté disponible</text:span></text:p>
            <text:p text:style-name="P1"><text:span text:style-name="T13"><text:s text:c="8"/>System.out.println("Result: " + result);</text:span></text:p>
            <text:p text:style-name="P3"/>
            <text:p text:style-name="P1"><text:span text:style-name="T13"><text:s text:c="8"/>executor.shutdown();</text:span></text:p>
            <text:p text:style-name="P1"><text:span text:style-name="T13"><text:s text:c="4"/>}</text:span></text:p>
            <text:p text:style-name="P1"><text:span text:style-name="T13">}</text:span></text:p>
          </table:table-cell>
        </table:table-row>
      </table:table>
      <text:p text:style-name="P1"/>
      <text:p text:style-name="P9">En este ejemplo, se ejecuta una tarea que devuelve el valor <text:span text:style-name="T12">123</text:span> después de 1 segundo, y el resultado es recogido mediante el <text:span text:style-name="T12">Future</text:span>.</text:p>
      <text:p text:style-name="P110"><text:bookmark text:name="_hxvqjoreabtt"/><text:span text:style-name="T7">8.3 Modificación para el alumno</text:span></text:p>
      <text:p text:style-name="P9">Modifica el código para que ejecute <text:span text:style-name="T3">tres tareas simultáneamente</text:span> que devuelvan diferentes valores. Usa <text:span text:style-name="T12">Future</text:span> para obtener los resultados de cada tarea.</text:p>
      <text:p text:style-name="P106"><text:bookmark text:name="_ylbiyq76lmy6"/><text:span text:style-name="T6">9. Deadlock y Cómo Evitarlo</text:span></text:p>
      <text:p text:style-name="P9">Un <text:span text:style-name="T3">deadlock</text:span> ocurre cuando dos o más hilos están esperando indefinidamente por recursos que están siendo bloqueados por otro hilo, lo que provoca un ciclo de dependencias. Para evitar deadlocks, es importante adquirir los bloqueos en un orden consistente y utilizar tiempos de espera al intentar adquirir bloqueos.</text:p>
      <text:p text:style-name="P110"><text:bookmark text:name="_igqibu98tet3"/><text:span text:style-name="T7">9.2 Ejemplo: Deadlock</text:span></text:p>
      <text:p text:style-name="P9">En este ejemplo, dos hilos intentan adquirir dos bloqueos en un orden que provoca un deadlock.</text:p>
      <table:table table:name="Table15" table:style-name="Table15">
        <table:table-column table:style-name="Table15.A"/>
        <table:table-row table:style-name="Table15.1">
          <table:table-cell table:style-name="Table15.A1" office:value-type="string">
            <text:p text:style-name="P1"><text:span text:style-name="T13">public class DeadlockExample {</text:span></text:p>
            <text:p text:style-name="P1"><text:span text:style-name="T13"><text:s text:c="4"/>private final Object lock1 = new Object();</text:span></text:p>
            <text:p text:style-name="P1"><text:span text:style-name="T13"><text:s text:c="4"/>private final Object lock2 = new Object();</text:span></text:p>
            <text:p text:style-name="P3"/>
            <text:p text:style-name="P1"><text:span text:style-name="T13"><text:s text:c="4"/>public void method1() {</text:span></text:p>
            <text:p text:style-name="P1"><text:span text:style-name="T13"><text:s text:c="8"/>synchronized (lock1) {</text:span></text:p>
            <text:p text:style-name="P1"><text:span text:style-name="T13"><text:s text:c="12"/>System.out.println("Lock1 acquired, trying to acquire Lock2...");</text:span></text:p>
            <text:p text:style-name="P1"><text:span text:style-name="T13"><text:s text:c="12"/>synchronized (lock2) {</text:span></text:p>
            <text:p text:style-name="P1"><text:span text:style-name="T13"><text:s text:c="16"/>System.out.println("Lock2 acquired");</text:span></text:p>
            <text:p text:style-name="P1"><text:span text:style-name="T13"><text:s text:c="12"/>}</text:span></text:p>
            <text:p text:style-name="P1"><text:span text:style-name="T13"><text:s text:c="8"/>}</text:span></text:p>
            <text:p text:style-name="P1"><text:span text:style-name="T13"><text:s text:c="4"/>}</text:span></text:p>
            <text:p text:style-name="P3"/>
            <text:p text:style-name="P1"><text:span text:style-name="T13"><text:s text:c="4"/>public void method2() {</text:span></text:p>
            <text:p text:style-name="P1"><text:span text:style-name="T13"><text:s text:c="8"/>synchronized (lock2) {</text:span></text:p>
            <text:p text:style-name="P1"><text:span text:style-name="T13"><text:s text:c="12"/>System.out.println("Lock2 acquired, trying to acquire Lock1...");</text:span></text:p>
            <text:p text:style-name="P1"><text:span text:style-name="T13"><text:s text:c="12"/>synchronized (lock1) {</text:span></text:p>
            <text:p text:style-name="P1"><text:span text:style-name="T13"><text:s text:c="16"/>System.out.println("Lock1 acquired");</text:span></text:p>
            <text:p text:style-name="P1"><text:span text:style-name="T13"><text:s text:c="12"/>}</text:span></text:p>
            <text:p text:style-name="P1"><text:span text:style-name="T13"><text:s text:c="8"/>}</text:span></text:p>
            <text:p text:style-name="P1"><text:span text:style-name="T13"><text:s text:c="4"/>}</text:span></text:p>
            <text:p text:style-name="P3"/>
            <text:p text:style-name="P1"><text:span text:style-name="T13"><text:s text:c="4"/>public static void main(String[] args) {</text:span></text:p>
            <text:p text:style-name="P1"><text:span text:style-name="T13"><text:s text:c="8"/>DeadlockExample example = new DeadlockExample();</text:span></text:p>
            <text:p text:style-name="P1"><text:span text:style-name="T13"><text:s text:c="8"/>Thread t1 = new Thread(example::method1);</text:span></text:p>
            <text:p text:style-name="P1"><text:span text:style-name="T13"><text:s text:c="8"/>Thread t2 = new Thread(example::method2);</text:span></text:p>
            <text:p text:style-name="P3"/>
            <text:p text:style-name="P1"><text:span text:style-name="T13"><text:s text:c="8"/>t1.start();</text:span></text:p>
            <text:p text:style-name="P1"><text:span text:style-name="T13"><text:s text:c="8"/>t2.start();</text:span></text:p>
            <text:p text:style-name="P1"><text:span text:style-name="T13"><text:s text:c="4"/>}</text:span></text:p>
            <text:p text:style-name="P1"><text:span text:style-name="T13">}</text:span></text:p>
          </table:table-cell>
        </table:table-row>
      </table:table>
      <text:p text:style-name="P1"/>
      <text:p text:style-name="P9">En este código, los dos hilos intentan adquirir los bloqueos en un orden que provoca un deadlock, ya que cada uno está esperando por el recurso bloqueado por el otro.</text:p>
      <text:p text:style-name="P110"><text:bookmark text:name="_g94dzhpnlqeo"/><text:span text:style-name="T7">9.3 Modificación para el alumno</text:span></text:p>
      <text:p text:style-name="P9">Modifica el código para evitar el deadlock asegurándote de que ambos hilos adquieran los bloqueos en el mismo orden. Utiliza <text:span text:style-name="T12">tryLock()</text:span> para evitar esperas indefinidas.</text:p>
      <text:p text:style-name="P1"/>
      <text:p text:style-name="P1"/>
      <text:p text:style-name="P106"><text:bookmark text:name="_ji2t6t3zss2w"/><text:span text:style-name="T6">Ejercicios Propuestos</text:span></text:p>
      <text:list xml:id="list1326107489" text:style-name="WWNum17">
        <text:list-item>
          <text:p text:style-name="P31"><text:soft-page-break/><text:span text:style-name="T3">Ejercicio 1:</text:span> Implementar un programa en Java que cree tres hilos. Cada hilo debe imprimir su nombre y un contador de 1 a 10. Utiliza <text:span text:style-name="T12">Thread</text:span> o <text:span text:style-name="T12">Runnable</text:span> para crear los hilos.</text:p>
        </text:list-item>
        <text:list-item>
          <text:p text:style-name="P51"><text:span text:style-name="T3">Ejercicio 2:</text:span> Crear un programa que implemente un contador compartido entre dos hilos. Sincroniza el acceso al contador usando <text:span text:style-name="T12">synchronized</text:span> para evitar condiciones de carrera.</text:p>
        </text:list-item>
        <text:list-item>
          <text:p text:style-name="P51"><text:span text:style-name="T3">Ejercicio 3:</text:span> Crear un programa que simule un productor y un consumidor utilizando <text:span text:style-name="T12">wait()</text:span> y <text:span text:style-name="T12">notify()</text:span>. El productor debe notificar al consumidor cuando un recurso esté listo para ser consumido.</text:p>
        </text:list-item>
        <text:list-item>
          <text:p text:style-name="P72"><text:span text:style-name="T3">Ejercicio 4:</text:span> Implementar una clase que utilice <text:span text:style-name="T12">synchronized</text:span> para coordinar el acceso a un recurso compartido. Realizar pruebas con múltiples hilos para verificar el correcto funcionamiento de la sincronizació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fo:font-size="10pt" style:text-underline-style="none"/>
    </style:style>
    <style:style style:name="ListLabel_20_12" style:display-name="ListLabel 12" style:family="text">
      <style:text-properties fo:font-size="10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fo:font-size="10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0pt" style:text-underline-style="none"/>
    </style:style>
    <style:style style:name="ListLabel_20_236" style:display-name="ListLabel 236" style:family="text">
      <style:text-properties fo:font-size="10pt"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0pt"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0pt"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0pt" style:text-underline-style="none"/>
    </style:style>
    <style:style style:name="ListLabel_20_281" style:display-name="ListLabel 281" style:family="text">
      <style:text-properties fo:font-size="10pt"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0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07" style:display-name="ListLabel 307"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4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6" style:family="table">
      <style:table-properties style:width="6.2701in" fo:margin-top="0in" fo:margin-bottom="0in" table:align="center"/>
    </style:style>
    <style:style style:name="Table16.A" style:family="table-column">
      <style:table-column-properties style:column-width="3.1347in"/>
    </style:style>
    <style:style style:name="Table16.1" style:family="table-row">
      <style:table-row-properties fo:keep-together="auto"/>
    </style:style>
    <style:style style:name="Table16.A1" style:family="table-cell">
      <style:table-cell-properties style:vertical-align="" fo:padding="0.0694in" fo:border="none"/>
    </style:style>
    <style:style style:name="MP1" style:family="paragraph" style:parent-style-name="Standard">
      <style:paragraph-properties fo:text-align="center" style:justify-single-word="false"/>
      <style:text-properties fo:color="#666666" fo:font-size="8pt" style:font-size-asian="8pt" style:font-size-complex="8pt"/>
    </style:style>
    <style:style style:name="MP2" style:family="paragraph" style:parent-style-name="Standard">
      <style:paragraph-properties fo:text-align="end" style:justify-single-word="false"/>
    </style:style>
    <style:style style:name="MP3" style:family="paragraph" style:parent-style-name="Standard">
      <style:paragraph-properties fo:text-align="start" style:justify-single-word="false"/>
      <style:text-properties fo:color="#666666" fo:font-size="8pt" style:font-size-asian="8pt" style:font-size-complex="8pt"/>
    </style:style>
    <style:style style:name="MT1" style:family="text">
      <style:text-properties fo:color="#666666" fo:font-size="9pt" style:font-size-asian="9pt" style:font-size-complex="9pt"/>
    </style:style>
    <style:style style:name="MT2" style:family="text">
      <style:text-properties fo:color="#666666" fo:font-size="8pt" style:font-size-asian="8pt" style:font-size-complex="8pt"/>
    </style:style>
    <style:style style:name="MT3" style:family="text">
      <style:text-properties fo:color="#666666" fo:font-size="7pt" style:font-size-asian="7pt" style:font-size-complex="7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able:table table:name="Table16" table:style-name="Table16">
          <table:table-column table:style-name="Table16.A" table:number-columns-repeated="2"/>
          <table:table-row table:style-name="Table16.1">
            <table:table-cell table:style-name="Table16.A1" office:value-type="string">
              <text:p text:style-name="Standard"><text:span text:style-name="MT1">IESCastelar | Badajoz, Spain</text:span><text:span text:style-name="MT2"><text:line-break/>DAM2 - Programación de Servicios y Procesos</text:span></text:p>
            </table:table-cell>
            <table:table-cell table:style-name="Table16.A1" office:value-type="string">
              <text:p text:style-name="MP2"><text:span text:style-name="MT2">Jesús Muñoz</text:span></text:p>
              <text:p text:style-name="MP2"><text:span text:style-name="MT3">jesusmunoz@iescastelar.com</text:span></text:p>
            </table:table-cell>
          </table:table-row>
        </table:table>
        <text:p text:style-name="MP3"/>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6" meta:image-count="0" meta:object-count="0" meta:page-count="14" meta:paragraph-count="470" meta:word-count="5787" meta:character-count="40238" meta:non-whitespace-character-count="34060"/>
    <meta:generator>LibreOfficeDev/6.0.5.2$Linux_X86_64 LibreOffice_project/</meta:generator>
  </office:meta>
</office:document-meta>
</file>